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8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8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8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9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9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9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9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9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9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0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text-align="start" style:justify-single-word="false" style:writing-mode="lr-tb"/>
    </style:style>
    <style:style style:name="P117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33ad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33ad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0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0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0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0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0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0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0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0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1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1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1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1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1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1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1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1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1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1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2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2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2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2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2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2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2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2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2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2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3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3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4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4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4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4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4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4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4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4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4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4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b72c6"/>
    </style:style>
    <style:style style:name="P3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b72c6" fo:background-color="transparent"/>
    </style:style>
    <style:style style:name="P3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33ad" fo:background-color="transparent" style:font-size-asian="11pt" style:font-style-asian="normal" style:font-weight-asian="normal" style:font-size-complex="11pt" style:font-weight-complex="normal" style:text-emphasize="none"/>
    </style:style>
    <style:style style:name="P3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3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3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3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3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3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3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3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363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36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36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36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36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36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36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37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37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37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37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376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377" style:family="paragraph" style:parent-style-name="Standard" style:list-style-name="L4">
      <style:paragraph-properties fo:margin-top="0cm" fo:margin-bottom="0cm" style:contextual-spacing="false" fo:line-height="115%"/>
    </style:style>
    <style:style style:name="P3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3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3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3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3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383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385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386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387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388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389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391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392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393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394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398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399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00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01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02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03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04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05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06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07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08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09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10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13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14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15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16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17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18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19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20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21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22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23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24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25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26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27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28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29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30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31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32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33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34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35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36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37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38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39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40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41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42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43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44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45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46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47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48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49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50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51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452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453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officeooo:rsid="00440b44"/>
    </style:style>
    <style:style style:name="T85" style:family="text">
      <style:text-properties officeooo:rsid="00455c1e"/>
    </style:style>
    <style:style style:name="T86" style:family="text">
      <style:text-properties officeooo:rsid="00492850"/>
    </style:style>
    <style:style style:name="T87" style:family="text">
      <style:text-properties officeooo:rsid="004b7dfa"/>
    </style:style>
    <style:style style:name="T88" style:family="text">
      <style:text-properties officeooo:rsid="0050685c"/>
    </style:style>
    <style:style style:name="T89" style:family="text">
      <style:text-properties officeooo:rsid="005411f8"/>
    </style:style>
    <style:style style:name="T90" style:family="text">
      <style:text-properties officeooo:rsid="0054ae9a"/>
    </style:style>
    <style:style style:name="T91" style:family="text">
      <style:text-properties officeooo:rsid="00593f87"/>
    </style:style>
    <style:style style:name="T92" style:family="text">
      <style:text-properties officeooo:rsid="005ad381"/>
    </style:style>
    <style:style style:name="T93" style:family="text">
      <style:text-properties officeooo:rsid="005bbce0"/>
    </style:style>
    <style:style style:name="T94" style:family="text">
      <style:text-properties officeooo:rsid="0063bed8"/>
    </style:style>
    <style:style style:name="T95" style:family="text">
      <style:text-properties officeooo:rsid="00674bb7"/>
    </style:style>
    <style:style style:name="T96" style:family="text">
      <style:text-properties officeooo:rsid="00679058"/>
    </style:style>
    <style:style style:name="T97" style:family="text">
      <style:text-properties officeooo:rsid="00684abc"/>
    </style:style>
    <style:style style:name="T98" style:family="text">
      <style:text-properties officeooo:rsid="00693143"/>
    </style:style>
    <style:style style:name="T99" style:family="text">
      <style:text-properties officeooo:rsid="006a0959"/>
    </style:style>
    <style:style style:name="T100" style:family="text">
      <style:text-properties officeooo:rsid="006b4d7d"/>
    </style:style>
    <style:style style:name="T101" style:family="text">
      <style:text-properties officeooo:rsid="006ba458"/>
    </style:style>
    <style:style style:name="T102" style:family="text">
      <style:text-properties officeooo:rsid="006cdfe6"/>
    </style:style>
    <style:style style:name="T103" style:family="text">
      <style:text-properties officeooo:rsid="0071c814"/>
    </style:style>
    <style:style style:name="T104" style:family="text">
      <style:text-properties officeooo:rsid="00736b36"/>
    </style:style>
    <style:style style:name="T105" style:family="text">
      <style:text-properties officeooo:rsid="00743313"/>
    </style:style>
    <style:style style:name="T106" style:family="text">
      <style:text-properties officeooo:rsid="007bc16d"/>
    </style:style>
    <style:style style:name="T107" style:family="text">
      <style:text-properties officeooo:rsid="007ed479"/>
    </style:style>
    <style:style style:name="T108" style:family="text">
      <style:text-properties officeooo:rsid="0081ba0f"/>
    </style:style>
    <style:style style:name="T109" style:family="text">
      <style:text-properties officeooo:rsid="0081f8a8"/>
    </style:style>
    <style:style style:name="T110" style:family="text">
      <style:text-properties officeooo:rsid="0088e10b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2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3" style:family="text">
      <style:text-properties officeooo:rsid="008aa5e0"/>
    </style:style>
    <style:style style:name="T114" style:family="text">
      <style:text-properties officeooo:rsid="00958092"/>
    </style:style>
    <style:style style:name="T115" style:family="text">
      <style:text-properties officeooo:rsid="00970bd2"/>
    </style:style>
    <style:style style:name="T116" style:family="text">
      <style:text-properties officeooo:rsid="009f22b5"/>
    </style:style>
    <style:style style:name="T117" style:family="text">
      <style:text-properties officeooo:rsid="00a4ebe3"/>
    </style:style>
    <style:style style:name="T118" style:family="text">
      <style:text-properties officeooo:rsid="00a90563"/>
    </style:style>
    <style:style style:name="T119" style:family="text">
      <style:text-properties officeooo:rsid="00add3be"/>
    </style:style>
    <style:style style:name="T120" style:family="text">
      <style:text-properties officeooo:rsid="00b43c7e"/>
    </style:style>
    <style:style style:name="T121" style:family="text">
      <style:text-properties officeooo:rsid="00b753ae"/>
    </style:style>
    <style:style style:name="T122" style:family="text">
      <style:text-properties officeooo:rsid="00b93d68"/>
    </style:style>
    <style:style style:name="T123" style:family="text">
      <style:text-properties style:font-name="Lucida Sans Unicode" fo:font-size="9pt" style:font-size-asian="9pt" style:font-size-complex="9pt"/>
    </style:style>
    <style:style style:name="T124" style:family="text">
      <style:text-properties fo:font-size="9pt" style:font-size-asian="9pt" style:font-size-complex="9pt"/>
    </style:style>
    <style:style style:name="T125" style:family="text">
      <style:text-properties officeooo:rsid="00bbad5c"/>
    </style:style>
    <style:style style:name="T126" style:family="text">
      <style:text-properties officeooo:rsid="00be3afb"/>
    </style:style>
    <style:style style:name="T127" style:family="text">
      <style:text-properties officeooo:rsid="00c035c9"/>
    </style:style>
    <style:style style:name="T128" style:family="text">
      <style:text-properties officeooo:rsid="00c2022d"/>
    </style:style>
    <style:style style:name="T129" style:family="text">
      <style:text-properties officeooo:rsid="00c3d198"/>
    </style:style>
    <style:style style:name="T130" style:family="text">
      <style:text-properties officeooo:rsid="00c5b99f"/>
    </style:style>
    <style:style style:name="T131" style:family="text">
      <style:text-properties officeooo:rsid="00c7b5c6"/>
    </style:style>
    <style:style style:name="T132" style:family="text">
      <style:text-properties officeooo:rsid="00c83f81"/>
    </style:style>
    <style:style style:name="T133" style:family="text">
      <style:text-properties officeooo:rsid="00c9683b"/>
    </style:style>
    <style:style style:name="T134" style:family="text">
      <style:text-properties officeooo:rsid="00cd3dc3"/>
    </style:style>
    <style:style style:name="T135" style:family="text">
      <style:text-properties officeooo:rsid="00cdc132"/>
    </style:style>
    <style:style style:name="T136" style:family="text">
      <style:text-properties officeooo:rsid="00e2b8d8"/>
    </style:style>
    <style:style style:name="T137" style:family="text">
      <style:text-properties officeooo:rsid="00ea5c4d"/>
    </style:style>
    <style:style style:name="T138" style:family="text">
      <style:text-properties officeooo:rsid="00edc4fb"/>
    </style:style>
    <style:style style:name="T139" style:family="text">
      <style:text-properties officeooo:rsid="00ef49a6"/>
    </style:style>
    <style:style style:name="T140" style:family="text">
      <style:text-properties officeooo:rsid="00f02efb"/>
    </style:style>
    <style:style style:name="T141" style:family="text">
      <style:text-properties officeooo:rsid="00f05fe7"/>
    </style:style>
    <style:style style:name="T142" style:family="text">
      <style:text-properties officeooo:rsid="00f14fbb"/>
    </style:style>
    <style:style style:name="T143" style:family="text">
      <style:text-properties officeooo:rsid="00f3082f"/>
    </style:style>
    <style:style style:name="T144" style:family="text">
      <style:text-properties officeooo:rsid="00f44c89"/>
    </style:style>
    <style:style style:name="T145" style:family="text">
      <style:text-properties officeooo:rsid="00f5c345"/>
    </style:style>
    <style:style style:name="T146" style:family="text">
      <style:text-properties officeooo:rsid="00f864f5"/>
    </style:style>
    <style:style style:name="T147" style:family="text">
      <style:text-properties officeooo:rsid="00fa5a69"/>
    </style:style>
    <style:style style:name="T148" style:family="text">
      <style:text-properties officeooo:rsid="00fbb26d"/>
    </style:style>
    <style:style style:name="T149" style:family="text">
      <style:text-properties officeooo:rsid="00fd6511"/>
    </style:style>
    <style:style style:name="T150" style:family="text">
      <style:text-properties officeooo:rsid="00fe2ffe"/>
    </style:style>
    <style:style style:name="T151" style:family="text">
      <style:text-properties officeooo:rsid="00ffd5c4"/>
    </style:style>
    <style:style style:name="T152" style:family="text">
      <style:text-properties officeooo:rsid="0101650f"/>
    </style:style>
    <style:style style:name="T153" style:family="text">
      <style:text-properties officeooo:rsid="01027c13"/>
    </style:style>
    <style:style style:name="T154" style:family="text">
      <style:text-properties officeooo:rsid="01052e3a"/>
    </style:style>
    <style:style style:name="T155" style:family="text">
      <style:text-properties officeooo:rsid="01069591"/>
    </style:style>
    <style:style style:name="T156" style:family="text">
      <style:text-properties officeooo:rsid="01078730"/>
    </style:style>
    <style:style style:name="T157" style:family="text">
      <style:text-properties officeooo:rsid="01086b41"/>
    </style:style>
    <style:style style:name="T158" style:family="text">
      <style:text-properties officeooo:rsid="0108e7e9"/>
    </style:style>
    <style:style style:name="T159" style:family="text">
      <style:text-properties officeooo:rsid="010ab2bf"/>
    </style:style>
    <style:style style:name="T160" style:family="text">
      <style:text-properties officeooo:rsid="011033ab"/>
    </style:style>
    <style:style style:name="T161" style:family="text">
      <style:text-properties officeooo:rsid="0111d654"/>
    </style:style>
    <style:style style:name="T162" style:family="text">
      <style:text-properties officeooo:rsid="0114ab03"/>
    </style:style>
    <style:style style:name="T163" style:family="text">
      <style:text-properties officeooo:rsid="0116a093"/>
    </style:style>
    <style:style style:name="T164" style:family="text">
      <style:text-properties officeooo:rsid="01183de6"/>
    </style:style>
    <style:style style:name="T165" style:family="text">
      <style:text-properties officeooo:rsid="0119254d"/>
    </style:style>
    <style:style style:name="T166" style:family="text">
      <style:text-properties officeooo:rsid="011be5a2"/>
    </style:style>
    <style:style style:name="T167" style:family="text">
      <style:text-properties officeooo:rsid="011d6e1d"/>
    </style:style>
    <style:style style:name="T168" style:family="text">
      <style:text-properties officeooo:rsid="011f4780"/>
    </style:style>
    <style:style style:name="T169" style:family="text">
      <style:text-properties officeooo:rsid="01212cb7"/>
    </style:style>
    <style:style style:name="T170" style:family="text">
      <style:text-properties officeooo:rsid="0124cb83"/>
    </style:style>
    <style:style style:name="T171" style:family="text">
      <style:text-properties officeooo:rsid="012759ba"/>
    </style:style>
    <style:style style:name="T172" style:family="text">
      <style:text-properties style:text-underline-style="none"/>
    </style:style>
    <style:style style:name="T173" style:family="text">
      <style:text-properties style:text-underline-style="none" officeooo:rsid="012759ba"/>
    </style:style>
    <style:style style:name="T174" style:family="text">
      <style:text-properties officeooo:rsid="0128729b"/>
    </style:style>
    <style:style style:name="T175" style:family="text">
      <style:text-properties officeooo:rsid="0129d48e"/>
    </style:style>
    <style:style style:name="T176" style:family="text">
      <style:text-properties officeooo:rsid="012a198b"/>
    </style:style>
    <style:style style:name="T177" style:family="text">
      <style:text-properties officeooo:rsid="012a8b0e"/>
    </style:style>
    <style:style style:name="T178" style:family="text">
      <style:text-properties officeooo:rsid="012b47cf"/>
    </style:style>
    <style:style style:name="T179" style:family="text">
      <style:text-properties officeooo:rsid="012c35fc"/>
    </style:style>
    <style:style style:name="T180" style:family="text">
      <style:text-properties officeooo:rsid="012c67fe"/>
    </style:style>
    <style:style style:name="T181" style:family="text">
      <style:text-properties officeooo:rsid="012e88cb"/>
    </style:style>
    <style:style style:name="T182" style:family="text">
      <style:text-properties officeooo:rsid="012edd3c"/>
    </style:style>
    <style:style style:name="T183" style:family="text">
      <style:text-properties officeooo:rsid="012ef60f"/>
    </style:style>
    <style:style style:name="T184" style:family="text">
      <style:text-properties officeooo:rsid="0131b58a"/>
    </style:style>
    <style:style style:name="T185" style:family="text">
      <style:text-properties officeooo:rsid="0134e128"/>
    </style:style>
    <style:style style:name="T186" style:family="text">
      <style:text-properties officeooo:rsid="0135448a"/>
    </style:style>
    <style:style style:name="T187" style:family="text">
      <style:text-properties officeooo:rsid="0136e1de"/>
    </style:style>
    <style:style style:name="T188" style:family="text">
      <style:text-properties officeooo:rsid="013852a2"/>
    </style:style>
    <style:style style:name="T189" style:family="text">
      <style:text-properties officeooo:rsid="0139ec37"/>
    </style:style>
    <style:style style:name="T190" style:family="text">
      <style:text-properties officeooo:rsid="013b341f"/>
    </style:style>
    <style:style style:name="T191" style:family="text">
      <style:text-properties officeooo:rsid="013d1b45"/>
    </style:style>
    <style:style style:name="T192" style:family="text">
      <style:text-properties officeooo:rsid="013dd4aa"/>
    </style:style>
    <style:style style:name="T193" style:family="text">
      <style:text-properties officeooo:rsid="013e8eac"/>
    </style:style>
    <style:style style:name="T194" style:family="text">
      <style:text-properties officeooo:rsid="013ecb63"/>
    </style:style>
    <style:style style:name="T195" style:family="text">
      <style:text-properties officeooo:rsid="01402a18"/>
    </style:style>
    <style:style style:name="T196" style:family="text">
      <style:text-properties officeooo:rsid="0140dc6e"/>
    </style:style>
    <style:style style:name="T197" style:family="text">
      <style:text-properties officeooo:rsid="0142a4a4"/>
    </style:style>
    <style:style style:name="T198" style:family="text">
      <style:text-properties officeooo:rsid="01451e8b"/>
    </style:style>
    <style:style style:name="T199" style:family="text">
      <style:text-properties officeooo:rsid="01465110"/>
    </style:style>
    <style:style style:name="T200" style:family="text">
      <style:text-properties style:font-name="Showcard Gothic" officeooo:rsid="01465110"/>
    </style:style>
    <style:style style:name="T201" style:family="text">
      <style:text-properties officeooo:rsid="0147537d"/>
    </style:style>
    <style:style style:name="T202" style:family="text">
      <style:text-properties officeooo:rsid="014775e2"/>
    </style:style>
    <style:style style:name="T203" style:family="text">
      <style:text-properties officeooo:rsid="0148f130"/>
    </style:style>
    <style:style style:name="T204" style:family="text">
      <style:text-properties officeooo:rsid="014b72c6"/>
    </style:style>
    <style:style style:name="T205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06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07" style:family="text">
      <style:text-properties officeooo:rsid="014cd9a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T200">LARUS</text:span><text:span text:style-name="T199"> FrontEnd </text:span>Release Notes </text:p>
      <text:p text:style-name="P1"/>
      <text:p text:style-name="P80"><text:span text:style-name="T201">1</text:span><text:span text:style-name="T207">9</text:span><text:span text:style-name="T194">.04</text:span><text:span text:style-name="T163">.2022 Version </text:span><text:span text:style-name="T179">1.</text:span><text:span text:style-name="T189">2.</text:span><text:span text:style-name="T204">2</text:span><text:span text:style-name="T207">7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80"/>
      <text:list xml:id="list2128933741" text:style-name="L1">
        <text:list-item>
          <text:p text:style-name="P118">Neues Programm : </text:p>
          <text:list>
            <text:list-item>
              <text:p text:style-name="P118">c_Sensor_Check : Zeigt an, welche Sensoren aktiv sind</text:p>
            </text:list-item>
            <text:list-item>
              <text:p text:style-name="P119">Definitionen dazu in Generic_CAN_Bus_Ids.h</text:p>
            </text:list-item>
          </text:list>
        </text:list-item>
        <text:list-item>
          <text:p text:style-name="P352"><text:span text:style-name="T83">R</text:span><text:span text:style-name="T75">eorganisation der Normal-Mode-Programme</text:span></text:p>
        </text:list-item>
        <text:list-item>
          <text:p text:style-name="P353"><text:span text:style-name="T75">Einführung von &lt;</text:span><text:span text:style-name="T205">g_SD_RunUp_Complete</text:span><text:span text:style-name="T206">&gt;, zur Synchronisierung mit dem Mount der uSD-Karte</text:span></text:p>
        </text:list-item>
        <text:list-item>
          <text:p text:style-name="P354">Definition eines neuen FeldTyps : c_Sensor_Bits</text:p>
        </text:list-item>
        <text:list-item>
          <text:p text:style-name="P354">Einführung des Feld BL_Version</text:p>
        </text:list-item>
        <text:list-item>
          <text:p text:style-name="P354">PrgNav_Lib.c : idx_field_descr Reorganisation</text:p>
        </text:list-item>
        <text:list-item>
          <text:p text:style-name="P354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20"/>
      <text:p text:style-name="P120"/>
      <text:p text:style-name="P80"><text:span text:style-name="T201">1</text:span><text:span text:style-name="T202">3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2">9</text:span><text:span text:style-name="T191"> : flugfähig</text:span></text:p>
      <text:p text:style-name="P74"/>
      <text:list xml:id="list111106458765212" text:continue-numbering="true" text:style-name="L1">
        <text:list-item>
          <text:p text:style-name="P121">Fehler in task_BackGround.c : Speicherung im EEProm erfolgte alle 15 sec, die Prüfung auf Änderungen an g_ConfigData war fehlerhaft, immer positiv</text:p>
        </text:list-item>
        <text:list-item>
          <text:p text:style-name="P121">Erweiterung von &lt;portable_strcmp&gt; : Zeigt jetzt an bei welchem Byte im String der erste Unterschied gefunden wurde</text:p>
        </text:list-item>
        <text:list-item>
          <text:p text:style-name="P121">Generic_Common : </text:p>
          <text:list>
            <text:list-item>
              <text:p text:style-name="P121">jetzt unterschiedliche Erkennung von Bus Xfer [Sensor, Audio]</text:p>
            </text:list-item>
            <text:list-item>
              <text:p text:style-name="P121">Erkennungs SensorActiveStatusChange</text:p>
            </text:list-item>
          </text:list>
        </text:list-item>
        <text:list-item>
          <text:p text:style-name="P121">Generic_Const : &lt;c_deferred_action_interval&gt; jetzt 30 Sekunden</text:p>
        </text:list-item>
        <text:list-item>
          <text:p text:style-name="P122">Graphics_Lib : </text:p>
          <text:list>
            <text:list-item>
              <text:p text:style-name="P122">Neue Funktion &lt;SensorConfigChangeWindow&gt;</text:p>
            </text:list-item>
            <text:list-item>
              <text:p text:style-name="P122">Neue Funktion &lt;AudioOfflineWindow&gt;</text:p>
            </text:list-item>
          </text:list>
        </text:list-item>
        <text:list-item>
          <text:p text:style-name="P121">Alle Graphik-Seiten : Felder in den oberen Ecken jetzt alle Pitch 26</text:p>
        </text:list-item>
        <text:list-item>
          <text:p text:style-name="P121">CAN_Data_Digester : </text:p>
          <text:list>
            <text:list-item>
              <text:p text:style-name="P121">ClimbInGlide Bedingungen verschärft : Sensor_CR &gt; -1.0</text:p>
            </text:list-item>
            <text:list-item>
              <text:p text:style-name="P121">Beobachtung &lt;SensorSystemState&gt;</text:p>
            </text:list-item>
          </text:list>
        </text:list-item>
        <text:list-item>
          <text:p text:style-name="P121">task_CAN_Bus_Receiver : <text:span text:style-name="T203">Beobachtung &lt;g_CANBus_SensorDataXfer_Counter&gt; und &lt;g_CANBus_AudioDataXfer_Counter&gt;</text:span></text:p>
        </text:list-item>
        <text:list-item>
          <text:p text:style-name="P122"><text:span text:style-name="T203">task_ImageHandler : Neu <text:s/></text:span>&lt;AudioOfflineWindow&gt; und &lt;SensorConfigChangeWindow&gt;</text:p>
        </text:list-item>
      </text:list>
      <text:p text:style-name="P114"/>
      <text:p text:style-name="P108"/>
      <text:p text:style-name="P79"><text:span text:style-name="T201">12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1">8</text:span><text:span text:style-name="T191"> : flugfähig</text:span></text:p>
      <text:p text:style-name="P79"/>
      <text:list xml:id="list111105713621818" text:continue-numbering="true" text:style-name="L1">
        <text:list-item>
          <text:p text:style-name="P123">Stillschalten von Alarmen eingeführt, Totzeit einstellbar &lt;Danger_Delay&gt;</text:p>
        </text:list-item>
        <text:list-item>
          <text:p text:style-name="P123">Buzzer umgestellt auf TIM2-PWM</text:p>
        </text:list-item>
      </text:list>
      <text:p text:style-name="P115"/>
      <text:p text:style-name="P113"/>
      <text:p text:style-name="P79"><text:span text:style-name="T198">09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7">5</text:span><text:span text:style-name="T191"> : flugfähig</text:span></text:p>
      <text:p text:style-name="P78"/>
      <text:list xml:id="list111105922317377" text:continue-numbering="true" text:style-name="L1">
        <text:list-item>
          <text:p text:style-name="P124">SS zu Audio auf Wunsch von Klaus um ein Byte erweitert : int8_t OASError</text:p>
        </text:list-item>
        <text:list-item>
          <text:p text:style-name="P125"><text:soft-page-break/>Ton in Sollfahrt über Rampen manipulierbar</text:p>
          <text:p text:style-name="P126"/>
        </text:list-item>
      </text:list>
      <text:p text:style-name="P112"/>
      <text:p text:style-name="P78"><text:span text:style-name="T198">0</text:span><text:span text:style-name="T196">5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6">4</text:span><text:span text:style-name="T191"> : flugfähig</text:span></text:p>
      <text:p text:style-name="P77"/>
      <text:list xml:id="list111107608264664" text:continue-numbering="true" text:style-name="L1">
        <text:list-item>
          <text:p text:style-name="P131">Box_Lib.c : Kleinere Änderungen DisplayinABox</text:p>
        </text:list-item>
        <text:list-item>
          <text:p text:style-name="P131">Generic_FieldDescriptors.c : </text:p>
          <text:list>
            <text:list-item>
              <text:p text:style-name="P131">Neues Feld : Ramp-Width</text:p>
            </text:list-item>
          </text:list>
        </text:list-item>
        <text:list-item>
          <text:p text:style-name="P131">Alle Graphik-Site : Überarbeitung für Pitch von FL aund Altitude</text:p>
        </text:list-item>
        <text:list-item>
          <text:p text:style-name="P131">Graphics_Lib.c : Ausgabe von Altitude und FL mit neuem Parameter</text:p>
        </text:list-item>
        <text:list-item>
          <text:p text:style-name="P132">CAN_Data_Digester : Umschaltung In und aus Climb in Glide beruhigt</text:p>
        </text:list-item>
        <text:list-item>
          <text:p text:style-name="P132">Config_Lib : Ramp_Width neu</text:p>
          <text:p text:style-name="P127"/>
        </text:list-item>
      </text:list>
      <text:p text:style-name="P111"/>
      <text:p text:style-name="P77"><text:span text:style-name="T194">01.04</text:span><text:span text:style-name="T163">.2022 Version </text:span><text:span text:style-name="T179">1.</text:span><text:span text:style-name="T189">2.</text:span><text:span text:style-name="T194">10</text:span><text:span text:style-name="T191"> : flugfähig</text:span></text:p>
      <text:p text:style-name="P76"/>
      <text:list xml:id="list111106115905057" text:continue-numbering="true" text:style-name="L1">
        <text:list-item>
          <text:p text:style-name="P133">Menue Polare_Curve_Check split in 2 Menues : <text:s/>Polare_Curve_Check _1 / _2</text:p>
        </text:list-item>
        <text:list-item>
          <text:p text:style-name="P133">Variables : c_Test … obsolete / deleted</text:p>
        </text:list-item>
        <text:list-item>
          <text:p text:style-name="P133">Variable c_MaxLod obsolete / deleted</text:p>
        </text:list-item>
        <text:list-item>
          <text:p text:style-name="P133">Generic_FieldDescriptors.c : Renumbering</text:p>
        </text:list-item>
        <text:list-item>
          <text:p text:style-name="P133">task_CAN_Bus_<text:span text:style-name="T195">R</text:span>eceiver : Test_Mode eingebracht</text:p>
        </text:list-item>
        <text:list-item>
          <text:p text:style-name="P134">task_ImageBuilder : <text:span text:style-name="T194">Test_Mode eingebracht</text:span></text:p>
          <text:p text:style-name="P128"/>
        </text:list-item>
      </text:list>
      <text:p text:style-name="P110"/>
      <text:p text:style-name="P76"><text:span text:style-name="T192">30</text:span><text:span text:style-name="T189">.03</text:span><text:span text:style-name="T163">.2022 Version </text:span><text:span text:style-name="T179">1.</text:span><text:span text:style-name="T189">2.</text:span><text:span text:style-name="T193">8</text:span><text:span text:style-name="T191"> : flugfähig</text:span></text:p>
      <text:p text:style-name="P75"/>
      <text:list xml:id="list111105928966146" text:continue-numbering="true" text:style-name="L1">
        <text:list-item>
          <text:p text:style-name="P135">Generic_CAN_Ids.h : Überarbeitung, so dass die Ids die Quelle des CAN-Pakets bezeichnen</text:p>
        </text:list-item>
        <text:list-item>
          <text:p text:style-name="P135">Generic_Const.h : Sensor Parameter Anpassungen</text:p>
        </text:list-item>
        <text:list-item>
          <text:p text:style-name="P135">Box_Lib.c : Kommentare ergänzt</text:p>
        </text:list-item>
        <text:list-item>
          <text:p text:style-name="P135">PrgNav_Lib.c : Kommentare ergänzt</text:p>
        </text:list-item>
        <text:list-item>
          <text:p text:style-name="P136">CAN_Data_Digester.c : Behandlöung der Safety_Margin korrigiert</text:p>
        </text:list-item>
        <text:list-item>
          <text:p text:style-name="P136">task_CAN_Bus_Receiver.c : Fehler in der Sensor Kommunikation beseitigt</text:p>
          <text:p text:style-name="P129"/>
        </text:list-item>
      </text:list>
      <text:p text:style-name="P109"/>
      <text:p text:style-name="P75"><text:span text:style-name="T191">23</text:span><text:span text:style-name="T189">.03</text:span><text:span text:style-name="T163">.2022 Version </text:span><text:span text:style-name="T179">1.</text:span><text:span text:style-name="T189">2.</text:span><text:span text:style-name="T191">6 : flugfähig</text:span></text:p>
      <text:p text:style-name="P74"/>
      <text:list xml:id="list111106893953832" text:continue-numbering="true" text:style-name="L1">
        <text:list-item>
          <text:p text:style-name="P130">Kommunikation mit dem Sensor fertiggestellt, </text:p>
          <text:list>
            <text:list-item>
              <text:p text:style-name="P130">mit Emulation auf Audio-Board getestet.</text:p>
            </text:list-item>
            <text:list-item>
              <text:p text:style-name="P130">wartet bezüglich Kommunikation auf Test mit neuer Sensor-SW</text:p>
            </text:list-item>
            <text:list-item>
              <text:p text:style-name="P137">PrgNav_Lib.c <text:span text:style-name="T191">überarbeitet</text:span></text:p>
            </text:list-item>
            <text:list-item>
              <text:p text:style-name="P140">Generic_CAN_Ids.h : <text:span text:style-name="T191">Umarbeitung um Datenströme nach Verursacher zu unterscheiden</text:span></text:p>
            </text:list-item>
            <text:list-item>
              <text:p text:style-name="P140">task_CAN_Bus_Receiver.<text:span text:style-name="T191">c und task_CAN_Bus_Sender.c angepasst</text:span></text:p>
            </text:list-item>
          </text:list>
        </text:list-item>
        <text:list-item>
          <text:p text:style-name="P130">Physics.c : &lt;PressureAltitude_at&gt; Rundung am Ende eingefügt</text:p>
        </text:list-item>
        <text:list-item>
          <text:p text:style-name="P140">c_Local_CR_Average <text:span text:style-name="T191">obsolet, gelöscht / zieht sich durch viele Quelltexte</text:span></text:p>
        </text:list-item>
        <text:list-item>
          <text:p text:style-name="P130">BuildHorizonPage.c : Abbruch bei special case 4 umschifft, eigentlich keine saubere Lösung</text:p>
          <text:p text:style-name="P130"/>
        </text:list-item>
      </text:list>
      <text:p text:style-name="P108"/>
      <text:p text:style-name="P74"><text:span text:style-name="T189">05.03</text:span><text:span text:style-name="T163">.2022 Version </text:span><text:span text:style-name="T179">1.</text:span><text:span text:style-name="T189">2.1</text:span></text:p>
      <text:p text:style-name="P73"/>
      <text:list xml:id="list111105985302674" text:continue-numbering="true" text:style-name="L1">
        <text:list-item>
          <text:p text:style-name="P138"><text:soft-page-break/><text:span text:style-name="T190">Versionssprung : </text:span><text:span text:style-name="T189">Flugfähig</text:span></text:p>
        </text:list-item>
        <text:list-item>
          <text:p text:style-name="P141">Generic_CAN_Ids.h : </text:p>
          <text:list>
            <text:list-item>
              <text:p text:style-name="P141">Namensänderungen der Ids</text:p>
            </text:list-item>
            <text:list-item>
              <text:p text:style-name="P141">Einführung &lt;c_CAN_Id_DecInclination&gt;</text:p>
            </text:list-item>
          </text:list>
        </text:list-item>
        <text:list-item>
          <text:p text:style-name="P141">Generic_Const.h, Generic_Types.h : </text:p>
          <text:list>
            <text:list-item>
              <text:p text:style-name="P141">Einführung &lt;c_DecI&gt;, <text:s/>&lt;c_IncI&gt;</text:p>
            </text:list-item>
          </text:list>
        </text:list-item>
        <text:list-item>
          <text:p text:style-name="P141">Generic_FieldDescriptors.h : </text:p>
          <text:list>
            <text:list-item>
              <text:p text:style-name="P141">Renumerierung</text:p>
            </text:list-item>
            <text:list-item>
              <text:p text:style-name="P141">neue Felder : &lt;c_DecI&gt;, <text:s/>&lt;c_IncI&gt;</text:p>
            </text:list-item>
          </text:list>
        </text:list-item>
        <text:list-item>
          <text:p text:style-name="P141">PrgNav_Lib.c : Überarbeitung der Routinen im Zusammenhang mit dem Datenaustausch mit dem Sensor</text:p>
        </text:list-item>
        <text:list-item>
          <text:p text:style-name="P141">BuildHorizonPage.c : Stop durch ASSERT bei l_case == 4 beseitigt</text:p>
        </text:list-item>
        <text:list-item>
          <text:p text:style-name="P142">CAN_Data_Digester.c : &lt;SensorOutQItem.selector&gt; umgesetzt nach &lt;SensorOutQItem.value1&gt;</text:p>
        </text:list-item>
        <text:list-item>
          <text:p text:style-name="P142">Plane_Lib,c : Routine &lt;CurrentFlapsPosition&gt; überarbeitet</text:p>
        </text:list-item>
        <text:list-item>
          <text:p text:style-name="P142">task_AudioController.c : kleine Änderungen am neuen Algo (ohne Test)</text:p>
        </text:list-item>
        <text:list-item>
          <text:p text:style-name="P142">task_CAN_Bus_Receiver : Anpassungen an Namensänderungen der CAN_Ids</text:p>
        </text:list-item>
        <text:list-item>
          <text:p text:style-name="P142">task_CAN_Bus_Sensor <text:s/>: &lt;SensorOutQItem.selector&gt; umgesetzt nach &lt;SensorOutQItem.value1&gt;</text:p>
        </text:list-item>
      </text:list>
      <text:p text:style-name="P107"/>
      <text:p text:style-name="P107"/>
      <text:p text:style-name="P73"><text:span text:style-name="T184">2</text:span><text:span text:style-name="T188">7</text:span><text:span text:style-name="T179">.02</text:span><text:span text:style-name="T163">.2022 Version </text:span><text:span text:style-name="T179">1.1.</text:span><text:span text:style-name="T184">2</text:span><text:span text:style-name="T188">6</text:span></text:p>
      <text:p text:style-name="P72"/>
      <text:list xml:id="list111106672728899" text:continue-numbering="true" text:style-name="L1">
        <text:list-item>
          <text:p text:style-name="P139">Generic_CAN_Ids.h : Änderungen für Sensor-Lage-Winkel</text:p>
        </text:list-item>
        <text:list-item>
          <text:p text:style-name="P139">PrgNav_Lib.c : Änderungen für Übertragung der Sensor-Lage-Winkel</text:p>
        </text:list-item>
        <text:list-item>
          <text:p text:style-name="P139">task_CAN_Bus_Sender.c : Änderungen für Übertragung der Sensor-Lage-Winkel</text:p>
        </text:list-item>
        <text:list-item>
          <text:p text:style-name="P139">task_AudioController.c : Der Neue SF Algo ist jetzt zuschaltbar, aber noch totgelegt.</text:p>
        </text:list-item>
      </text:list>
      <text:p text:style-name="P106"/>
      <text:p text:style-name="P106"/>
      <text:p text:style-name="P72"><text:span text:style-name="T184">2</text:span><text:span text:style-name="T185">5</text:span><text:span text:style-name="T179">.02</text:span><text:span text:style-name="T163">.2022 Version </text:span><text:span text:style-name="T179">1.1.</text:span><text:span text:style-name="T184">2</text:span><text:span text:style-name="T185">4</text:span></text:p>
      <text:p text:style-name="P71"/>
      <text:list xml:id="list111107364102218" text:continue-numbering="true" text:style-name="L1">
        <text:list-item>
          <text:p text:style-name="P143">Neue Felder (teilweise im Zusammenhang mit dem Test_Mode) :</text:p>
          <text:list>
            <text:list-item>
              <text:p text:style-name="P143">MC_Inverted<text:tab/><text:tab/>Rückwärts Errechnung des MCWertes für gegebene Fahrt</text:p>
            </text:list-item>
            <text:list-item>
              <text:p text:style-name="P143">FLOnGraphic<text:tab/>Schalter für FL auf den Graphik-Seiten</text:p>
            </text:list-item>
            <text:list-item>
              <text:p text:style-name="P143">Test_Mode<text:tab/><text:tab/>Schalter für Test_Mode<text:tab/>0/1</text:p>
            </text:list-item>
            <text:list-item>
              <text:p text:style-name="P143">Test_SR<text:tab/><text:tab/>testweise Einstellmöglichkeit des Sinkens</text:p>
            </text:list-item>
            <text:list-item>
              <text:p text:style-name="P143">Test_Pressure<text:tab/>testweise Einstellmöglichkeit für den Druck</text:p>
            </text:list-item>
            <text:list-item>
              <text:p text:style-name="P143">Test_IAS<text:tab/><text:tab/>testweise Einstellmöglichkeit für IAS</text:p>
            </text:list-item>
            <text:list-item>
              <text:p text:style-name="P143">Q_Density<text:tab/><text:tab/>Variable für den q-Faktor wegen Dichte-Änderungen</text:p>
            </text:list-item>
            <text:list-item>
              <text:p text:style-name="P143">Q_WingLoad<text:tab/>Variable für den q-Faktor wegen Gewichtsänderungen </text:p>
            </text:list-item>
            <text:list-item>
              <text:p text:style-name="P143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44">Generic_<text:span text:style-name="T185">FieldDescriptor.c :</text:span></text:p>
          <text:list>
            <text:list-item>
              <text:p text:style-name="P143">Änderungen an Programmen</text:p>
            </text:list-item>
            <text:list-item>
              <text:p text:style-name="P143">neue Felder (s.o.) vor allem für PolarCurve_Check</text:p>
            </text:list-item>
          </text:list>
        </text:list-item>
        <text:list-item>
          <text:p text:style-name="P146">IO_FrontEnd : größeren Stack (von Klaus)</text:p>
        </text:list-item>
        <text:list-item>
          <text:p text:style-name="P146">Graphics_Lib.c : neue Routine &lt;PaintHorizonFL_Indicator_LU&gt;</text:p>
        </text:list-item>
        <text:list-item>
          <text:p text:style-name="P147">alle Graphik-Programme : Anordnung der Eckenfelder <text:span text:style-name="T186">nochmal </text:span>verändert</text:p>
        </text:list-item>
        <text:list-item>
          <text:p text:style-name="P146">CAN_Data_Digester : </text:p>
          <text:list>
            <text:list-item>
              <text:p text:style-name="P146">Einbau Safetymargin</text:p>
            </text:list-item>
            <text:list-item>
              <text:p text:style-name="P146">Änderungen bei „Opt Air Speed and Error“</text:p>
            </text:list-item>
            <text:list-item>
              <text:p text:style-name="P146"><text:soft-page-break/>Änderungen bei „Wind Calculations“</text:p>
            </text:list-item>
            <text:list-item>
              <text:p text:style-name="P146">Einbau Test_Mode</text:p>
            </text:list-item>
          </text:list>
        </text:list-item>
        <text:list-item>
          <text:p text:style-name="P146">Plane_Lib.c : </text:p>
          <text:list>
            <text:list-item>
              <text:p text:style-name="P146">BugsParabel neu gebaut, Scheitelpunktform</text:p>
            </text:list-item>
            <text:list-item>
              <text:p text:style-name="P355">Q-Faktor in zwei Hälften geschnitten : Density / WingLoad</text:p>
            </text:list-item>
            <text:list-item>
              <text:p text:style-name="P355">&lt;<text:span text:style-name="T187">Gradient_At&gt; korrigiert TAS für l_TAS</text:span></text:p>
            </text:list-item>
            <text:list-item>
              <text:p text:style-name="P355">&lt;Opt_CAS_For&gt; <text:span text:style-name="T187">überarbeitet / Transposition TAS – CAS korrigiert</text:span></text:p>
            </text:list-item>
            <text:list-item>
              <text:p text:style-name="P355">&lt;OptFlapsSetting_For&gt; <text:span text:style-name="T187">korrigiert / Nullstelle ActualWingLoad</text:span></text:p>
            </text:list-item>
          </text:list>
        </text:list-item>
        <text:list-item>
          <text:p text:style-name="P356">In vielen Programmen : Ausbau der Kommentare</text:p>
        </text:list-item>
        <text:list-item>
          <text:p text:style-name="P356">task_CAN_Bus_Receiver : Einbau Test_Mode</text:p>
        </text:list-item>
      </text:list>
      <text:p text:style-name="P70"/>
      <text:p text:style-name="P70"><text:span text:style-name="T184">22</text:span><text:span text:style-name="T179">.02</text:span><text:span text:style-name="T163">.2022 Version </text:span><text:span text:style-name="T179">1.1.</text:span><text:span text:style-name="T184">21</text:span></text:p>
      <text:p text:style-name="P70"/>
      <text:list xml:id="list111106247785980" text:continue-numbering="true" text:style-name="L1">
        <text:list-item>
          <text:p text:style-name="P145">portable_Utils.h/c : neue Routine &lt;HexVersion2String&gt;</text:p>
        </text:list-item>
        <text:list-item>
          <text:p text:style-name="P145">Generic_CAN_Ids.h : </text:p>
          <text:list>
            <text:list-item>
              <text:p text:style-name="P149">c_CAN_Id_A2F_HeartBeat <text:s text:c="7"/>= 0x400, <text:s text:c="3"/>//!&lt; uint32_t Version as txt6</text:p>
            </text:list-item>
          </text:list>
        </text:list-item>
        <text:list-item>
          <text:p text:style-name="P145">Generic_FieldDescriptions.c : neue Felder</text:p>
          <text:list>
            <text:list-item>
              <text:p text:style-name="P145">Show_CurrWindArrw</text:p>
            </text:list-item>
            <text:list-item>
              <text:p text:style-name="P145">BuzzerActive</text:p>
            </text:list-item>
            <text:list-item>
              <text:p text:style-name="P145">AVersion</text:p>
            </text:list-item>
            <text:list-item>
              <text:p text:style-name="P145">Sversion</text:p>
            </text:list-item>
          </text:list>
        </text:list-item>
        <text:list-item>
          <text:p text:style-name="P145">Generic_FieldDescriptions.c : Änderungen an Program &lt;c_Plane_Status&gt;</text:p>
        </text:list-item>
        <text:list-item>
          <text:p text:style-name="P145">LogNError_OutPut_Lib.c : BuzzerActive eingebaut</text:p>
        </text:list-item>
        <text:list-item>
          <text:p text:style-name="P145">PrgNav_Lib.c : Behandlung des Feldtyps &lt;VERSION&gt; verändert</text:p>
        </text:list-item>
        <text:list-item>
          <text:p text:style-name="P148">alle Graphik-Programme : Anordnung der Eckenfelder verändert</text:p>
        </text:list-item>
        <text:list-item>
          <text:p text:style-name="P148">CAN_Bus_Data_Digester : Begrenzung des OASError auf +- 50</text:p>
        </text:list-item>
        <text:list-item>
          <text:p text:style-name="P148">CAN_Bus_Data_Digester : Identifikation F-Schlepp</text:p>
        </text:list-item>
        <text:list-item>
          <text:p text:style-name="P148">g_ConfigData : ASG32 neu</text:p>
        </text:list-item>
        <text:list-item>
          <text:p text:style-name="P148">Graphics_Lib.c : Verwendung von&lt;Show_CurrWindArrw&gt; bei den Pfeilen</text:p>
        </text:list-item>
        <text:list-item>
          <text:p text:style-name="P148">Plane_Lib.c : Umstellung CAS auf TAS</text:p>
        </text:list-item>
        <text:list-item>
          <text:p text:style-name="P148">task_CAN_Bus_Receiver.c : Übernahme Versionsdaten von Audio (noch nicht von Sensor)</text:p>
        </text:list-item>
        <text:list-item>
          <text:p text:style-name="P148">task_CAN_B<text:span text:style-name="T186">us_</text:span>Sens<text:span text:style-name="T186">o</text:span>r.c : Unterdrückung der Signale, wenn Lautstärke = 0 oder Signal = Mutex-Anbindung</text:p>
        </text:list-item>
        <text:list-item>
          <text:p text:style-name="P148">task_CAN_Bis:Senser.c : HeartBeatCouter auf 1000</text:p>
        </text:list-item>
        <text:list-item>
          <text:p text:style-name="P148">task_Mmi : Übeerflüssige Fehlermeldung entfernt</text:p>
        </text:list-item>
      </text:list>
      <text:p text:style-name="P61"/>
      <text:p text:style-name="P61"/>
      <text:p text:style-name="P70"><text:span text:style-name="T179">0</text:span><text:span text:style-name="T182">8</text:span><text:span text:style-name="T179">.02</text:span><text:span text:style-name="T163">.2022 Version </text:span><text:span text:style-name="T179">1.1.</text:span><text:span text:style-name="T182">12</text:span></text:p>
      <text:p text:style-name="P68"/>
      <text:list xml:id="list111107001415174" text:continue-numbering="true" text:style-name="L1">
        <text:list-item>
          <text:p text:style-name="P151">Einführung <text:span text:style-name="T182">Errechnung CloudBase</text:span></text:p>
        </text:list-item>
        <text:list-item>
          <text:p text:style-name="P150">Einführung </text:p>
          <text:list>
            <text:list-item>
              <text:list>
                <text:list-item>
                  <text:p text:style-name="P152"><text:span text:style-name="T182">g_DarkThemeOn </text:span><text:span text:style-name="T183">= </text:span><text:span text:style-name="T182">g_ConfigData.DarkThemeOn </text:span></text:p>
                </text:list-item>
                <text:list-item>
                  <text:p text:style-name="P154">g_NormalMode <text:s/>= g_ConfigData.NormalMode;</text:p>
                </text:list-item>
                <text:list-item>
                  <text:p text:style-name="P154">g_LoggingOn <text:s text:c="2"/>= g_ConfigData.LoggingOn;</text:p>
                </text:list-item>
              </text:list>
            </text:list-item>
            <text:list-item>
              <text:p text:style-name="P150">wg Kompatibilität mit BootLoader</text:p>
            </text:list-item>
            <text:list-item>
              <text:p text:style-name="P150"><text:s/>betrifft viele Routinen</text:p>
            </text:list-item>
          </text:list>
        </text:list-item>
        <text:list-item>
          <text:p text:style-name="P154">task_MMI aus Generic zurückgeholt</text:p>
        </text:list-item>
        <text:list-item>
          <text:p text:style-name="P154">Einführung Feld Q_Factor</text:p>
        </text:list-item>
      </text:list>
      <text:p text:style-name="P60"/>
      <text:p text:style-name="P60"><text:soft-page-break/></text:p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1">7</text:span></text:p>
      <text:p text:style-name="P69"/>
      <text:list xml:id="list111106377936444" text:continue-numbering="true" text:style-name="L1">
        <text:list-item>
          <text:p text:style-name="P153">Einführung FreezingIndicator</text:p>
        </text:list-item>
        <text:list-item>
          <text:p text:style-name="P153">Umbau der Climb/Glide Modi auf FlaspAboveNeutral</text:p>
          <text:list>
            <text:list-item>
              <text:p text:style-name="P153">CAN_Data_Digester</text:p>
            </text:list-item>
          </text:list>
        </text:list-item>
        <text:list-item>
          <text:p text:style-name="P153">PitchOffset deleted</text:p>
        </text:list-item>
        <text:list-item>
          <text:p text:style-name="P153">Neue Preferences in Config_Lib.c</text:p>
        </text:list-item>
        <text:list-item>
          <text:p text:style-name="P155">Reste von HighWaterMark gelöscht</text:p>
        </text:list-item>
      </text:list>
      <text:p text:style-name="P69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0">4</text:span></text:p>
      <text:p text:style-name="P67"/>
      <text:list xml:id="list111107696178694" text:continue-numbering="true" text:style-name="L1">
        <text:list-item>
          <text:p text:style-name="P156">Physics.c/.h : Neue Routine &lt;Calc_Ceiling&gt;</text:p>
        </text:list-item>
        <text:list-item>
          <text:p text:style-name="P156">Generic_CAN_Ids : Anpassungen an Sensor Communications</text:p>
        </text:list-item>
        <text:list-item>
          <text:p text:style-name="P156">Generic_Field_Descriptor.c : Neue Felder :</text:p>
          <text:list>
            <text:list-item>
              <text:p text:style-name="P156"><text:s text:c="10"/>c_CloudBase,</text:p>
            </text:list-item>
            <text:list-item>
              <text:p text:style-name="P156"><text:s text:c="10"/>c_Tau_FastWind_Glide,</text:p>
            </text:list-item>
            <text:list-item>
              <text:p text:style-name="P156"><text:s text:c="10"/>c_Loc_Tau_FastWind_Glide,</text:p>
            </text:list-item>
            <text:list-item>
              <text:p text:style-name="P156"><text:s text:c="10"/>c_Tau_SlowWind_Glide,</text:p>
            </text:list-item>
            <text:list-item>
              <text:p text:style-name="P156"><text:s text:c="10"/>c_Loc_Tau_SlowWind_Glide,</text:p>
            </text:list-item>
            <text:list-item>
              <text:p text:style-name="P156"><text:s text:c="10"/>c_Tau_FastWind_Climb,</text:p>
            </text:list-item>
            <text:list-item>
              <text:p text:style-name="P156"><text:s text:c="10"/>c_Loc_Tau_FastWind_Climb,</text:p>
            </text:list-item>
            <text:list-item>
              <text:p text:style-name="P156"><text:s text:c="10"/>c_Tau_SlowWind_Climb,</text:p>
            </text:list-item>
            <text:list-item>
              <text:p text:style-name="P156"><text:s text:c="10"/>c_Loc_Tau_SlowWind_Climb,</text:p>
            </text:list-item>
            <text:list-item>
              <text:p text:style-name="P156"><text:s text:c="10"/>c_CG_Hysteresis,</text:p>
            </text:list-item>
            <text:list-item>
              <text:p text:style-name="P156"><text:s text:c="10"/>c_Loc_CG_Hysteresis,</text:p>
            </text:list-item>
            <text:list-item>
              <text:p text:style-name="P156"><text:s text:c="10"/>c_SetUp_Yaw,</text:p>
            </text:list-item>
            <text:list-item>
              <text:p text:style-name="P156"><text:s text:c="10"/>c_SetUp_Roll,</text:p>
            </text:list-item>
            <text:list-item>
              <text:p text:style-name="P156"><text:s text:c="10"/>c_SetUp_Nick,</text:p>
            </text:list-item>
          </text:list>
        </text:list-item>
        <text:list-item>
          <text:p text:style-name="P156">Generic_Field_Descriptor.c : alte Felder gelöscht</text:p>
          <text:list>
            <text:list-item>
              <text:p text:style-name="P156"><text:s text:c="10"/>c_Tau_Sensor_Vario,</text:p>
            </text:list-item>
            <text:list-item>
              <text:p text:style-name="P156"><text:s text:c="10"/>c_Tau_Sensor_Glide,</text:p>
            </text:list-item>
            <text:list-item>
              <text:p text:style-name="P156"><text:s text:c="10"/>c_Tau_Sensor_Switch,</text:p>
            </text:list-item>
            <text:list-item>
              <text:p text:style-name="P156"><text:s text:c="10"/>c_Sensor_Yaw_Correction,</text:p>
            </text:list-item>
          </text:list>
        </text:list-item>
        <text:list-item>
          <text:p text:style-name="P156">Generic_Types.h : SensorOutQ Layout verändert</text:p>
        </text:list-item>
        <text:list-item>
          <text:p text:style-name="P156">PrgNav_Lib.c : Anpassungen an Sensor Communications : </text:p>
          <text:list>
            <text:list-item>
              <text:p text:style-name="P156">SendSensorSetupData</text:p>
            </text:list-item>
            <text:list-item>
              <text:p text:style-name="P156">GetSensorSetupData</text:p>
            </text:list-item>
          </text:list>
          <text:p text:style-name="P156">werden beim Beginn und beim Verlassen des Programms &lt;c_Sensor_SetUp&gt; aufgerufen</text:p>
        </text:list-item>
        <text:list-item>
          <text:p text:style-name="P156">CAN_Data_Digester.c : Einbau &lt;Calc_Ceiling&gt;</text:p>
        </text:list-item>
        <text:list-item>
          <text:p text:style-name="P157">CAN_Bus_Receiver : neue CAN-Pakete :</text:p>
          <text:list>
            <text:list-item>
              <text:p text:style-name="P157">c_CAN_Id_TimeConstants</text:p>
            </text:list-item>
            <text:list-item>
              <text:p text:style-name="P157">c_CAN_Id_Switch_Hysteresis</text:p>
            </text:list-item>
          </text:list>
        </text:list-item>
        <text:list-item>
          <text:p text:style-name="P157">CAN_Bus_Sender : Anpassung an geändertes SensorOutQ-LayOut </text:p>
        </text:list-item>
      </text:list>
      <text:p text:style-name="P59"/>
      <text:p text:style-name="P67"/>
      <text:p text:style-name="P67"><text:span text:style-name="T179">05.02</text:span><text:span text:style-name="T163">.2022 Version </text:span><text:span text:style-name="T179">1.1.1</text:span></text:p>
      <text:p text:style-name="P67"/>
      <text:list xml:id="list111107470308147" text:continue-numbering="true" text:style-name="L1">
        <text:list-item>
          <text:p text:style-name="P158">BME680 integriert</text:p>
        </text:list-item>
        <text:list-item>
          <text:p text:style-name="P159"><text:soft-page-break/>Asterisk für Frostanzeige, Ausgabefeld für Temperatur und Feuchte</text:p>
        </text:list-item>
        <text:list-item>
          <text:p text:style-name="P159">Ausgabe der Klappenpositionsanzeige über Text</text:p>
        </text:list-item>
        <text:list-item>
          <text:p text:style-name="P159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7">27</text:span><text:span text:style-name="T163">.01.2022 Version 0.6.</text:span><text:span text:style-name="T169">1</text:span><text:span text:style-name="T177">8</text:span></text:p>
      <text:p text:style-name="P66"/>
      <text:list xml:id="list111107333774003" text:continue-numbering="true" text:style-name="L1">
        <text:list-item>
          <text:p text:style-name="P160">Graphics_Lib.c : BigArrows über system_configuration.h einzeln unterdrückbar gemacht, zu Testzwecken</text:p>
        </text:list-item>
        <text:list-item>
          <text:p text:style-name="P160">Generic_CAN_Ids.h : Änderung an den CAN_Ids für „to Sensor“, Vorbereitung für BME680 am Audio</text:p>
        </text:list-item>
        <text:list-item>
          <text:p text:style-name="P160">Generic_Common(_Org).h : Reorganisation</text:p>
        </text:list-item>
        <text:list-item>
          <text:p text:style-name="P162">Generic_Types.h : Zwei neue Qs : CAN_Bus_Send Q und CAN-Bus_Receive Q, Vorbereitung für BME680 am Audio</text:p>
        </text:list-item>
        <text:list-item>
          <text:p text:style-name="P163"><text:span text:style-name="T177">Genereller Umbau auf g_DarkTheme als globale Variable, Vorber</text:span><text:span text:style-name="T178">e</text:span><text:span text:style-name="T177">itung für Konformität mit BootLoader</text:span></text:p>
          <text:list>
            <text:list-item>
              <text:p text:style-name="P161">Box_Lib.c</text:p>
            </text:list-item>
            <text:list-item>
              <text:p text:style-name="P166">BuildGMeterPage.c</text:p>
            </text:list-item>
            <text:list-item>
              <text:p text:style-name="P166">BuildHorizonPage.c</text:p>
            </text:list-item>
            <text:list-item>
              <text:p text:style-name="P166">BuildLogBookPage.c</text:p>
            </text:list-item>
            <text:list-item>
              <text:p text:style-name="P166">BuildRebootPage.c</text:p>
            </text:list-item>
            <text:list-item>
              <text:p text:style-name="P166">BuildTurnIndicatorPage.c</text:p>
            </text:list-item>
            <text:list-item>
              <text:p text:style-name="P166">Graphics_Lib.c</text:p>
            </text:list-item>
            <text:list-item>
              <text:p text:style-name="P166">task_BackGround : Übernahme der ConfigVariablen in GlobalCommon</text:p>
            </text:list-item>
            <text:list-item>
              <text:p text:style-name="P166">task_ImageBuilder.c </text:p>
            </text:list-item>
          </text:list>
        </text:list-item>
        <text:list-item>
          <text:p text:style-name="P166">Buzzer : Ton verlängert</text:p>
        </text:list-item>
        <text:list-item>
          <text:p text:style-name="P164"><text:span text:style-name="T178">CAN-Bus_Digester.c : Wind Berechnung umgebaut</text:span><text:span text:style-name="T177"><text:line-break/></text:span></text:p>
        </text:list-item>
      </text:list>
      <text:p text:style-name="P65"/>
      <text:p text:style-name="P65"><text:span text:style-name="T169">1</text:span><text:span text:style-name="T170">8</text:span><text:span text:style-name="T163">.01.2022 Version 0.6.</text:span><text:span text:style-name="T169">1</text:span><text:span text:style-name="T175">6</text:span></text:p>
      <text:p text:style-name="P65"/>
      <text:list xml:id="list111107553832317" text:continue-numbering="true" text:style-name="L1">
        <text:list-item>
          <text:p text:style-name="P165">ffconf.h : </text:p>
          <text:list>
            <text:list-item>
              <text:p text:style-name="P167"><text:span text:style-name="T170">_</text:span><text:span text:style-name="T171">USE_LFN = 1</text:span></text:p>
            </text:list-item>
            <text:list-item>
              <text:p text:style-name="P165">_FS_EXFAT = 1</text:p>
            </text:list-item>
            <text:list-item>
              <text:p text:style-name="P165">_FS_RENTRANT = 0</text:p>
            </text:list-item>
          </text:list>
        </text:list-item>
        <text:list-item>
          <text:p text:style-name="P218"><text:span text:style-name="T173">G</text:span><text:span text:style-name="T172">eneric_Types.h / Generic_Const.h : </text:span></text:p>
          <text:list>
            <text:list-item>
              <text:p text:style-name="P167"><text:span text:style-name="T170">Generic_Common.h : </text:span>g_CurrEEPromData <text:span text:style-name="T170">verschoben hinter SDFatsFS</text:span></text:p>
            </text:list-item>
          </text:list>
        </text:list-item>
        <text:list-item>
          <text:p text:style-name="P169">Generic_Const.h + Generic_Types.h : c_OutPutOfPlaneData <text:span text:style-name="T174">obsolete, deleted</text:span></text:p>
        </text:list-item>
        <text:list-item>
          <text:p text:style-name="P173">Generic_Field_Descriptor.c : </text:p>
          <text:list>
            <text:list-item>
              <text:p text:style-name="P173">Wind_Tau <text:span text:style-name="T176">set to </text:span>300 </text:p>
            </text:list-item>
            <text:list-item>
              <text:p text:style-name="P170"><text:span text:style-name="T174">Field </text:span>OutPutOfPlaneData <text:span text:style-name="T174">obsolete, deleted</text:span></text:p>
            </text:list-item>
          </text:list>
        </text:list-item>
        <text:list-item>
          <text:p text:style-name="P173">SD_Card_Lib.c : Error corrected : </text:p>
          <text:list>
            <text:list-item>
              <text:p text:style-name="P173">Line 523 „ASSERT ( g_LogFile_Is_Opened == 1 );“ deleted</text:p>
            </text:list-item>
          </text:list>
        </text:list-item>
        <text:list-item>
          <text:p text:style-name="P173">Plane_Lib.c : Cleaning : <text:line-break/>Routines Calculate_Current_WingLoad, Calculate_Q, Shift_Coefficients <text:span text:style-name="T176">e</text:span>mulgated to Adapt_Coefficients</text:p>
        </text:list-item>
        <text:list-item>
          <text:p text:style-name="P173">CAN_Data_Digester ReWork :</text:p>
          <text:list>
            <text:list-item>
              <text:p text:style-name="P173"><text:soft-page-break/>Calculation of Mean_Wind (except when <text:span text:style-name="T176">( in </text:span>Glide and TurnRate &gt; limit) <text:span text:style-name="T176">)</text:span></text:p>
            </text:list-item>
            <text:list-item>
              <text:p text:style-name="P173"><text:s/>3 ways to show wind</text:p>
              <text:list>
                <text:list-item>
                  <text:p text:style-name="P173">pure Klaus</text:p>
                </text:list-item>
                <text:list-item>
                  <text:p text:style-name="P174">my way with integration of mean only in glide except when TurnRate &gt; limit</text:p>
                </text:list-item>
                <text:list-item>
                  <text:p text:style-name="P174">my way with integration in glide except when TurnRate &gt; limit and <text:span text:style-name="T176">in </text:span>climb</text:p>
                </text:list-item>
              </text:list>
            </text:list-item>
          </text:list>
        </text:list-item>
        <text:list-item>
          <text:p text:style-name="P175">Config_Lib.c : various settings changed</text:p>
          <text:list>
            <text:list-item>
              <text:p text:style-name="P169">Umbenennungen „Gradient“ + „Glide“ in „Mean“</text:p>
            </text:list-item>
          </text:list>
        </text:list-item>
        <text:list-item>
          <text:p text:style-name="P169">Einbau „Wind_Selektor“ (experimentell) anstelle von „Wind_Avrge_Source“</text:p>
        </text:list-item>
        <text:list-item>
          <text:p text:style-name="P357"><text:span text:style-name="T81">P</text:span><text:span text:style-name="T75">lane_lib.c : Introduction of bugs deterioration by quadratic function</text:span></text:p>
        </text:list-item>
        <text:list-item>
          <text:p text:style-name="P175">task_BackGround :</text:p>
          <text:list>
            <text:list-item>
              <text:p text:style-name="P175">Log data generation to force the error with SD_card → so far to no avail</text:p>
            </text:list-item>
            <text:list-item>
              <text:p text:style-name="P175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175">task_SD_Handler.c : in c_Perform_logging sequence , open file of not yet open</text:p>
        </text:list-item>
      </text:list>
      <text:p text:style-name="P104"/>
      <text:p text:style-name="P105"/>
      <text:p text:style-name="P105"/>
      <text:p text:style-name="P65"><text:span text:style-name="T169">1</text:span><text:span text:style-name="T170">8</text:span><text:span text:style-name="T163">.01.2022 Version 0.6.</text:span><text:span text:style-name="T169">1</text:span><text:span text:style-name="T170">3</text:span></text:p>
      <text:p text:style-name="P65"/>
      <text:list xml:id="list111106768712121" text:continue-numbering="true" text:style-name="L1">
        <text:list-item>
          <text:p text:style-name="P358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171">Generic_Const.h + Generic_Types.h : </text:p>
          <text:list>
            <text:list-item>
              <text:p text:style-name="P171">Umbenennungen „Gradient“ + „Glide“ in „Mean“</text:p>
            </text:list-item>
            <text:list-item>
              <text:p text:style-name="P171">Einbau „Wind_Selektor“ (experimentell) anstelle von „Wind_Avrge_Source“</text:p>
            </text:list-item>
          </text:list>
        </text:list-item>
        <text:list-item>
          <text:p text:style-name="P171">Generic_Field_Descriptor.h : Erweiterung der Text-Serie und entsprechende Umbauten im Code</text:p>
        </text:list-item>
        <text:list-item>
          <text:p text:style-name="P172">Plane_Lib.c : </text:p>
          <text:list>
            <text:list-item>
              <text:p text:style-name="P172">Änderung Calling Sequence OptAS_For</text:p>
            </text:list-item>
            <text:list-item>
              <text:p text:style-name="P176">Umbau OptAS_For</text:p>
            </text:list-item>
          </text:list>
        </text:list-item>
        <text:list-item>
          <text:p text:style-name="P171">CAN_Data_Digester.c : Einbau der Wahl für die Windbehandlung :</text:p>
          <text:list>
            <text:list-item>
              <text:p text:style-name="P171">ala Klaus</text:p>
            </text:list-item>
            <text:list-item>
              <text:p text:style-name="P171">2 Derivate</text:p>
            </text:list-item>
          </text:list>
        </text:list-item>
        <text:list-item>
          <text:p text:style-name="P171">Config_Lib.c : Wegfall CurrentStatus in ForceConfig2NormalModeDefault</text:p>
        </text:list-item>
        <text:list-item>
          <text:p text:style-name="P176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9">16</text:span><text:span text:style-name="T163">.01.2022 Version 0.6.</text:span><text:span text:style-name="T169">10</text:span></text:p>
      <text:p text:style-name="P64"/>
      <text:list xml:id="list111106054341013" text:continue-numbering="true" text:style-name="L1">
        <text:list-item>
          <text:p text:style-name="P168">System_Configuration.h : Arie „Test_MacCready“ eingebaut</text:p>
        </text:list-item>
        <text:list-item>
          <text:p text:style-name="P168">Portable_Utils.c : DateTimeToString jetzt mit Selektor „alles, nur Datum, nur Zeit“</text:p>
        </text:list-item>
        <text:list-item>
          <text:p text:style-name="P168">ffconf.h : #define _FS_REENTRANT <text:s text:c="3"/>0 <text:s/>/* 0:Disable or 1:Enable */ <text:s/>// HMR 15.01.22</text:p>
        </text:list-item>
        <text:list-item>
          <text:p text:style-name="P168">ff.c : BPs Zeilen 3330 und 4180 : return FR_INVALID_OBJECT</text:p>
        </text:list-item>
        <text:list-item>
          <text:p text:style-name="P168">Box_Lib.c : Farbliche Anpassung der Texte für "SensorAvg" und "ClimbAvg"</text:p>
        </text:list-item>
        <text:list-item>
          <text:p text:style-name="P177">Generic_FieldDescriptors.c : </text:p>
          <text:list>
            <text:list-item>
              <text:p text:style-name="P177">Neue Texte</text:p>
              <text:list>
                <text:list-item>
                  <text:p text:style-name="P177">"Config Appl LogBook Data saved 2 EEProm";</text:p>
                </text:list-item>
                <text:list-item>
                  <text:p text:style-name="P177">"Dir-List Filled";</text:p>
                </text:list-item>
                <text:list-item>
                  <text:p text:style-name="P177">"Normal Expert Mode Exchanged";</text:p>
                </text:list-item>
              </text:list>
            </text:list-item>
            <text:list-item>
              <text:p text:style-name="P177">CmdCodeTranslator korrigiert/vervollständigt</text:p>
            </text:list-item>
            <text:list-item>
              <text:p text:style-name="P177">c_Color_Circle_AMM_Average : Farbe auf Magenta</text:p>
            </text:list-item>
          </text:list>
        </text:list-item>
        <text:list-item>
          <text:p text:style-name="P177"><text:soft-page-break/>LogNError_OutPut_Lib.c : Queue_2_SDCard_Log überarbeitet</text:p>
        </text:list-item>
        <text:list-item>
          <text:p text:style-name="P177">task_MMI.c : Logging output überarbeitet</text:p>
        </text:list-item>
        <text:list-item>
          <text:p text:style-name="P177">CAN_Data_Digester.c : </text:p>
          <text:list>
            <text:list-item>
              <text:p text:style-name="P177">Dämpfung OAS_Error jetzt hier</text:p>
            </text:list-item>
            <text:list-item>
              <text:p text:style-name="P177">Logging FlightStatus korrigiert</text:p>
            </text:list-item>
          </text:list>
        </text:list-item>
        <text:list-item>
          <text:p text:style-name="P178">Plane_Lib.c : MacCready-Rechnung stark überarbeitet</text:p>
        </text:list-item>
        <text:list-item>
          <text:p text:style-name="P178">Routine Sensor_Coefficients_Lib.c/.h neu</text:p>
        </text:list-item>
        <text:list-item>
          <text:p text:style-name="P178">task_BackGround.c ; </text:p>
          <text:list>
            <text:list-item>
              <text:p text:style-name="P178">Umstellungen in der Startsequenz</text:p>
            </text:list-item>
            <text:list-item>
              <text:p text:style-name="P178">Init-Plane obsolete</text:p>
            </text:list-item>
          </text:list>
        </text:list-item>
        <text:list-item>
          <text:p text:style-name="P178">task_CAN_Bus_Receiver.c : <text:span text:style-name="T169">Arie „Test_MacCready“ </text:span>viele Umbauten </text:p>
        </text:list-item>
        <text:list-item>
          <text:p text:style-name="P178">task_ImageBuilder.c : </text:p>
          <text:list>
            <text:list-item>
              <text:p text:style-name="P178">PopUpWindow neu</text:p>
            </text:list-item>
            <text:list-item>
              <text:p text:style-name="P178">g_FrontEndData.OAS_Error mit den Zeigern gedämpft</text:p>
            </text:list-item>
          </text:list>
        </text:list-item>
      </text:list>
      <text:p text:style-name="P103"/>
      <text:p text:style-name="P57"/>
      <text:p text:style-name="P63"><text:span text:style-name="T163">0</text:span><text:span text:style-name="T166">8</text:span><text:span text:style-name="T163">.01.2022 Version 0.6.</text:span><text:span text:style-name="T166">6</text:span></text:p>
      <text:p text:style-name="P63"/>
      <text:list xml:id="list111107116147464" text:continue-numbering="true" text:style-name="L1">
        <text:list-item>
          <text:p text:style-name="P179">Umbau der Polaren-Rechnung</text:p>
          <text:list>
            <text:list-item>
              <text:p text:style-name="P179">Adaption von Winnies Geistesblitz, das in RealZeit zu machen, statt wie bisher durch Voabrechnung und LookUp</text:p>
            </text:list-item>
            <text:list-item>
              <text:p text:style-name="P180">Es bleibt jedoch bei 4 Polaren / Winnie hat das akzeptiert und baut <text:span text:style-name="T167">s</text:span>ein Tool <text:span text:style-name="T167">um </text:span></text:p>
            </text:list-item>
            <text:list-item>
              <text:p text:style-name="P181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181">Generic_Common : Parabeln jetzt im großen COMMON, waren vorher im Plane Objekt</text:p>
        </text:list-item>
        <text:list-item>
          <text:p text:style-name="P181">Generic_Types.h : neu – der Parabel_Typ xParabel_t</text:p>
        </text:list-item>
        <text:list-item>
          <text:p text:style-name="P182">Generic_FieldDescriptors.c : Programm c_PolarCurve_Check Feld-Reihenfolge geändert</text:p>
        </text:list-item>
        <text:list-item>
          <text:p text:style-name="P182">BuildWindPage.h : textuelle Fehlerkorrekturen</text:p>
        </text:list-item>
        <text:list-item>
          <text:p text:style-name="P182">Graphics_Lib.h : PaintHorizonSpeedIndicator_LU eingefügt</text:p>
        </text:list-item>
        <text:list-item>
          <text:p text:style-name="P182">Plane_Lib.h/.c : größere Veränderungen siehe oben</text:p>
        </text:list-item>
        <text:list-item>
          <text:p text:style-name="P182">task_SD_Test_Integrated.h : fe<text:span text:style-name="T168">h</text:span>l<text:span text:style-name="T168">e</text:span>nde Includes ergänzt</text:p>
        </text:list-item>
        <text:list-item>
          <text:p text:style-name="P182">task_SD_Test_Integrated.c : <text:span text:style-name="T168">überflüssige Includes gelöscht</text:span></text:p>
        </text:list-item>
        <text:list-item>
          <text:p text:style-name="P182">CAN_Data_Digester.c : </text:p>
          <text:list>
            <text:list-item>
              <text:p text:style-name="P182">Anpassung an neue Polarenrechnerei</text:p>
            </text:list-item>
            <text:list-item>
              <text:p text:style-name="P182">GetCurrentPlanesWingArea und GetCurrentPlanesNakedWeight durch direkte Zugriffe ersetzt</text:p>
            </text:list-item>
          </text:list>
        </text:list-item>
        <text:list-item>
          <text:p text:style-name="P182">Config_Lib.c :</text:p>
          <text:list>
            <text:list-item>
              <text:p text:style-name="P182">ASG32 Polare verändert nach Winnies Vorgaben</text:p>
            </text:list-item>
            <text:list-item>
              <text:p text:style-name="P182">Initial-Berechnung der Referenz-Polaren eingefügt am Ende der Routinen</text:p>
            </text:list-item>
            <text:list-item>
              <text:p text:style-name="P182">verschiedene kleine Wert-Veränderungen ohne große Relevanz</text:p>
            </text:list-item>
          </text:list>
        </text:list-item>
        <text:list-item>
          <text:p text:style-name="P183">NV_Main.c : ResetConfig2MasterDefault (); verschoben</text:p>
        </text:list-item>
        <text:list-item>
          <text:p text:style-name="P183">task_BackGround,c : Init_Plane durch Adapt_Coefficiens ersetzt</text:p>
        </text:list-item>
        <text:list-item>
          <text:p text:style-name="P183">task_ImageBuilder an neue Polaren-Rechnung angepasst</text:p>
        </text:list-item>
      </text:list>
      <text:p text:style-name="P56"/>
      <text:p text:style-name="P54"/>
      <text:p text:style-name="P54"><text:span text:style-name="T163">0</text:span><text:span text:style-name="T164">5</text:span><text:span text:style-name="T163">.01.2022 Version 0.6.</text:span><text:span text:style-name="T164">5</text:span></text:p>
      <text:p text:style-name="P54"/>
      <text:list xml:id="list111105908822294" text:continue-numbering="true" text:style-name="L1">
        <text:list-item>
          <text:p text:style-name="P184">Über alles : str… in portable_str...</text:p>
        </text:list-item>
        <text:list-item>
          <text:p text:style-name="P186"><text:span text:style-name="T164">Generic_CAN_Ids</text:span> <text:s/><text:span text:style-name="T164">erweitert um Ids für den Datenverkehr FE zu Sensorik</text:span></text:p>
        </text:list-item>
        <text:list-item>
          <text:p text:style-name="P188"><text:soft-page-break/>Umbau der Prozesse, so dass CAN_Data_Digester als Subroutine voon ImageBuilder läuft</text:p>
        </text:list-item>
        <text:list-item>
          <text:p text:style-name="P188">Neue Felder / obsolete Felder : Generic_Const / Generic_Types</text:p>
          <text:list>
            <text:list-item>
              <text:p text:style-name="P188">c_Sensor_SetUp neu</text:p>
            </text:list-item>
            <text:list-item>
              <text:p text:style-name="P188">c_Mean_ClimbRate_Tau obsolet</text:p>
            </text:list-item>
            <text:list-item>
              <text:p text:style-name="P188">c_Audio_On_Interval obsolet</text:p>
            </text:list-item>
            <text:list-item>
              <text:p text:style-name="P188">c_Audio_Off_Interval obsolet</text:p>
            </text:list-item>
            <text:list-item>
              <text:p text:style-name="P188">c_Var_Show_LocalAvrge</text:p>
            </text:list-item>
            <text:list-item>
              <text:p text:style-name="P188">c_Tau_Sensor_Vario neu</text:p>
            </text:list-item>
            <text:list-item>
              <text:p text:style-name="P188">c_Tau_Sensor_Glide neu</text:p>
            </text:list-item>
            <text:list-item>
              <text:p text:style-name="P188">c_Tau_Sensor_Switch neu</text:p>
            </text:list-item>
            <text:list-item>
              <text:p text:style-name="P188">c_Sensor_Yaw_Correction neu</text:p>
            </text:list-item>
          </text:list>
        </text:list-item>
        <text:list-item>
          <text:p text:style-name="P184">Generic_FieldDescriptors.c :</text:p>
          <text:list>
            <text:list-item>
              <text:p text:style-name="P184">Adaptionen für die vorgenannten neuen und alten Felder</text:p>
            </text:list-item>
            <text:list-item>
              <text:p text:style-name="P184">Änderung von vielen Literalen in der Tabelle (alles deutsch !)</text:p>
            </text:list-item>
          </text:list>
        </text:list-item>
        <text:list-item>
          <text:p text:style-name="P184">LogNError_Output_Lib.c :</text:p>
          <text:list>
            <text:list-item>
              <text:p text:style-name="P184">Fehlerkorreektur</text:p>
            </text:list-item>
            <text:list-item>
              <text:p text:style-name="P184">Anpassung der Signalunterdrückungszeit</text:p>
            </text:list-item>
          </text:list>
        </text:list-item>
        <text:list-item>
          <text:p text:style-name="P184">PrgNav_Lib.c : </text:p>
          <text:list>
            <text:list-item>
              <text:p text:style-name="P184">Überarbeitung der Programmfortschaltung</text:p>
            </text:list-item>
            <text:list-item>
              <text:p text:style-name="P184">Vorbereitung für Sensor-Parameter-Übergabe</text:p>
            </text:list-item>
          </text:list>
        </text:list-item>
        <text:list-item>
          <text:p text:style-name="P184">task_MMI.c : Korrektur am Ende der Routine : ErrorOutput nur in Menue-Programmen</text:p>
        </text:list-item>
        <text:list-item>
          <text:p text:style-name="P184">CAN_Data_Digester. Statt task_CAN_Data_Digester</text:p>
        </text:list-item>
        <text:list-item>
          <text:p text:style-name="P189">task_BackGround : <text:span text:style-name="T165">Vorbereitung für Sensor-Parameter-Übergabe</text:span></text:p>
        </text:list-item>
        <text:list-item>
          <text:p text:style-name="P189">task_CAN_Bus_Receiver.c : </text:p>
          <text:list>
            <text:list-item>
              <text:p text:style-name="P185">Vorbereitung für Sensor-Parameter-Übergabe</text:p>
            </text:list-item>
            <text:list-item>
              <text:p text:style-name="P189">Synchronisation mit task_ImageBuilder</text:p>
            </text:list-item>
          </text:list>
        </text:list-item>
        <text:list-item>
          <text:p text:style-name="P189">task_CAN_Bus_Sender.c : <text:span text:style-name="T165">Vorbereitung für Sensor-Parameter-Übergabe</text:span></text:p>
        </text:list-item>
        <text:list-item>
          <text:p text:style-name="P189">task_ImageBuilder.c : </text:p>
          <text:list>
            <text:list-item>
              <text:p text:style-name="P189">Aufruf von <text:span text:style-name="T165">CAN_Data_Digester </text:span></text:p>
            </text:list-item>
            <text:list-item>
              <text:p text:style-name="P189">Synchronisation mit task_CAN_Bus_Receiver.c</text:p>
            </text:list-item>
          </text:list>
        </text:list-item>
      </text:list>
      <text:p text:style-name="P117"/>
      <text:p text:style-name="P117"/>
      <text:p text:style-name="P117">01.01.2022 Version 0.6.1</text:p>
      <text:p text:style-name="P62"/>
      <text:list xml:id="list111106569553570" text:continue-numbering="true" text:style-name="L1">
        <text:list-item>
          <text:p text:style-name="P190">Error correction in table for program control</text:p>
        </text:list-item>
        <text:list-item>
          <text:p text:style-name="P190">PrgNav_Lib.c : Error correction in rourines Next/Prev/Program</text:p>
        </text:list-item>
        <text:list-item>
          <text:p text:style-name="P190">Correction troughout many modules for color handling</text:p>
        </text:list-item>
        <text:list-item>
          <text:p text:style-name="P190">Correction troughout many modules : Inversion Normal Expert / Mode</text:p>
        </text:list-item>
        <text:list-item>
          <text:p text:style-name="P187"><text:span text:style-name="T163">New : PileWindow &amp; SensorOfflineWindow</text:span> </text:p>
        </text:list-item>
      </text:list>
      <text:p text:style-name="P55"/>
      <text:p text:style-name="P54"/>
      <text:p text:style-name="P54"><text:span text:style-name="T162">30</text:span><text:span text:style-name="T159">.12</text:span><text:span text:style-name="T28">.2021<text:tab/></text:span><text:span text:style-name="T4">Version </text:span>0.<text:span text:style-name="T93">5.</text:span><text:span text:style-name="T161">8</text:span><text:span text:style-name="T162">7</text:span></text:p>
      <text:p text:style-name="P54"/>
      <text:list xml:id="list111106076233820" text:continue-numbering="true" text:style-name="L1">
        <text:list-item>
          <text:p text:style-name="P186">Competition Mode handling changed in conjunction with Expert/Normal Mode handling</text:p>
        </text:list-item>
        <text:list-item>
          <text:p text:style-name="P186">Program switch adjusted to new requirements from mode changes</text:p>
        </text:list-item>
        <text:list-item>
          <text:p text:style-name="P186">Color theme handling now in real time (instead of compile time)</text:p>
        </text:list-item>
        <text:list-item>
          <text:p text:style-name="P378"><text:span text:style-name="T80">V</text:span><text:span text:style-name="T75">arious corrections on the way (eye candies, subtle tiny errors)</text:span></text:p>
        </text:list-item>
      </text:list>
      <text:p text:style-name="P102"/>
      <text:p text:style-name="P102"/>
      <text:p text:style-name="P53"><text:soft-page-break/><text:span text:style-name="T160">2</text:span><text:span text:style-name="T161">8</text:span><text:span text:style-name="T159">.12</text:span><text:span text:style-name="T28">.2021<text:tab/></text:span><text:span text:style-name="T4">Version </text:span>0.<text:span text:style-name="T93">5.</text:span><text:span text:style-name="T161">81</text:span></text:p>
      <text:p text:style-name="P52"/>
      <text:list xml:id="list111106494155821" text:continue-numbering="true" text:style-name="L1">
        <text:list-item>
          <text:p text:style-name="P191">I2C.c : Dumping Q content if restart (Maxens idea to avoid I2C crash)</text:p>
        </text:list-item>
        <text:list-item>
          <text:p text:style-name="P194">Portable_Utils.c :</text:p>
          <text:list>
            <text:list-item>
              <text:p text:style-name="P359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359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194">ADC : Corrections in initialization, faulkty pin assignments</text:p>
        </text:list-item>
        <text:list-item>
          <text:p text:style-name="P195">Box_Lib.c : mod status and sel status separated, also in</text:p>
          <text:list>
            <text:list-item>
              <text:p text:style-name="P195">Generic_const.h</text:p>
            </text:list-item>
          </text:list>
        </text:list-item>
        <text:list-item>
          <text:p text:style-name="P195">Log file handling now in SD_Handler</text:p>
        </text:list-item>
        <text:list-item>
          <text:p text:style-name="P195">SD_Handler : SD function codes expanded</text:p>
        </text:list-item>
        <text:list-item>
          <text:p text:style-name="P195">SD_Card_Lib.c : </text:p>
          <text:list>
            <text:list-item>
              <text:p text:style-name="P195">New SD_CARD_File_Rename</text:p>
            </text:list-item>
            <text:list-item>
              <text:p text:style-name="P195">Chnages for Logfile Handling (mounted … )</text:p>
            </text:list-item>
          </text:list>
        </text:list-item>
        <text:list-item>
          <text:p text:style-name="P195">LogNError_OutPut_Lib.c : massive changes</text:p>
        </text:list-item>
        <text:list-item>
          <text:p text:style-name="P195">PrgNav_Lib.c : Changed due to separation of selectability and focus</text:p>
        </text:list-item>
        <text:list-item>
          <text:p text:style-name="P195">Buzzer <text:s text:c="2"/>re-activated</text:p>
        </text:list-item>
        <text:list-item>
          <text:p text:style-name="P379"><text:span text:style-name="T76">task_IO_FrontEnd : </text:span><text:span text:style-name="T75">Changes to make multi-signal commands possible (pushed turn etc)</text:span></text:p>
        </text:list-item>
        <text:list-item>
          <text:p text:style-name="P195">Task_MMI : refelcting above changes to FrontEnd</text:p>
        </text:list-item>
        <text:list-item>
          <text:p text:style-name="P196">Config_Lib.c : various changes, not very relevant,</text:p>
        </text:list-item>
        <text:list-item>
          <text:p text:style-name="P196">Graphics_Lib.c : Position of various little fields in Vario. Horizon, etc</text:p>
        </text:list-item>
        <text:list-item>
          <text:p text:style-name="P196">NV_Main : Cleansing code in data check routines</text:p>
        </text:list-item>
        <text:list-item>
          <text:p text:style-name="P196">Plane_Lib.c : Umstellungen im Logging</text:p>
        </text:list-item>
        <text:list-item>
          <text:p text:style-name="P196">task_BackGriund : </text:p>
          <text:list>
            <text:list-item>
              <text:p text:style-name="P196">Start sequence re-write</text:p>
            </text:list-item>
            <text:list-item>
              <text:p text:style-name="P196">massive changes to ADC calls – scale corrections</text:p>
            </text:list-item>
          </text:list>
        </text:list-item>
        <text:list-item>
          <text:p text:style-name="P197">task_CAN_Data_Digester : trigger for LogFile renaming</text:p>
        </text:list-item>
        <text:list-item>
          <text:p text:style-name="P197">task_ImageBuilder : changes to jump back mechanism</text:p>
        </text:list-item>
        <text:list-item>
          <text:p text:style-name="P197">task_SD_Handler : logging introduced</text:p>
          <text:p text:style-name="P191"/>
        </text:list-item>
      </text:list>
      <text:p text:style-name="P51"/>
      <text:p text:style-name="P51"><text:span text:style-name="T160">23</text:span><text:span text:style-name="T159">.12</text:span><text:span text:style-name="T28">.2021<text:tab/></text:span><text:span text:style-name="T4">Version </text:span>0.<text:span text:style-name="T93">5.</text:span><text:span text:style-name="T156">7</text:span><text:span text:style-name="T160">7</text:span></text:p>
      <text:p text:style-name="P51"/>
      <text:list xml:id="list111106986987453" text:continue-numbering="true" text:style-name="L1">
        <text:list-item>
          <text:p text:style-name="P360"><text:span text:style-name="T77">new </text:span><text:span text:style-name="T76">task_IO_FrontEnd, </text:span><text:span text:style-name="T77">fully integrated</text:span></text:p>
        </text:list-item>
        <text:list-item>
          <text:p text:style-name="P192">Portable_Utils.h/.c : Corrections in routines</text:p>
          <text:list>
            <text:list-item>
              <text:p text:style-name="P192">DateTimeReConvert</text:p>
            </text:list-item>
            <text:list-item>
              <text:p text:style-name="P192">Portable_IntraDay_TimeDiff</text:p>
            </text:list-item>
            <text:list-item>
              <text:p text:style-name="P193">(Counted_)PreFix_Char</text:p>
            </text:list-item>
          </text:list>
        </text:list-item>
        <text:list-item>
          <text:p text:style-name="P198">stm32f4xx_HAL_MSP.c : Corrections in ADC initialization</text:p>
        </text:list-item>
        <text:list-item>
          <text:p text:style-name="P198">PopUp Window when changing Vario/SC Volumes and MacCready setting</text:p>
        </text:list-item>
        <text:list-item>
          <text:p text:style-name="P198">Throughout : Obsolete Local_CR_Average deleted wherever neccessary</text:p>
        </text:list-item>
        <text:list-item>
          <text:p text:style-name="P198">LogBook : LandingTime in grey, when still in flight</text:p>
        </text:list-item>
        <text:list-item>
          <text:p text:style-name="P198">Graphics_LIB.c : PileWindow new</text:p>
        </text:list-item>
        <text:list-item>
          <text:p text:style-name="P198">task_BackGround : </text:p>
          <text:list>
            <text:list-item>
              <text:p text:style-name="P198">scale factor corrected (??)</text:p>
            </text:list-item>
            <text:list-item>
              <text:p text:style-name="P198">Button 5 <text:tab/>load factory data</text:p>
            </text:list-item>
            <text:list-item>
              <text:p text:style-name="P198">Button 4 <text:tab/>reset logbook</text:p>
            </text:list-item>
          </text:list>
        </text:list-item>
        <text:list-item>
          <text:p text:style-name="P361"><text:span text:style-name="T78">task_ImageBuilder : Adaption of more tasks to rejump schema from Menue pages</text:span><text:span text:style-name="T76"><text:line-break/></text:span></text:p>
        </text:list-item>
      </text:list>
      <text:p text:style-name="P101"><text:soft-page-break/></text:p>
      <text:p text:style-name="P51"><text:span text:style-name="T159">18.12</text:span><text:span text:style-name="T28">.2021<text:tab/></text:span><text:span text:style-name="T4">Version </text:span>0.<text:span text:style-name="T93">5.</text:span><text:span text:style-name="T156">7</text:span><text:span text:style-name="T159">5</text:span></text:p>
      <text:p text:style-name="P42"/>
      <text:list xml:id="list111107523087657" text:continue-numbering="true" text:style-name="L1">
        <text:list-item>
          <text:p text:style-name="P199">Introduction Encoder and Button driver based on pure „C“ </text:p>
          <text:list>
            <text:list-item>
              <text:p text:style-name="P199">new : RotaryEncoderTIM4/5</text:p>
            </text:list-item>
            <text:list-item>
              <text:p text:style-name="P199">obsolete and deleted : encoder_driver.h/cpp</text:p>
            </text:list-item>
            <text:list-item>
              <text:p text:style-name="P199">obsolete and deleted : button_driver.h/cpp, user_input.h/cpp</text:p>
            </text:list-item>
            <text:list-item>
              <text:p text:style-name="P199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199">Features are not yet used</text:p>
            </text:list-item>
          </text:list>
        </text:list-item>
        <text:list-item>
          <text:p text:style-name="P199">At least part of Klausens SD driver crash remedy integrated (under scrutiny)</text:p>
          <text:list>
            <text:list-item>
              <text:p text:style-name="P200">FreeRTOSConfig.h</text:p>
            </text:list-item>
            <text:list-item>
              <text:p text:style-name="P200">System_Configuration.h</text:p>
            </text:list-item>
            <text:list-item>
              <text:p text:style-name="P200">stm32f4xx_hal_qspi.c</text:p>
            </text:list-item>
            <text:list-item>
              <text:p text:style-name="P200">stm32f4xx_ll_fmc.c</text:p>
            </text:list-item>
          </text:list>
        </text:list-item>
        <text:list-item>
          <text:p text:style-name="P199">Newer version of RTOS integrated</text:p>
        </text:list-item>
        <text:list-item>
          <text:p text:style-name="P200">Portable_Utils.h/c : portable_strcut</text:p>
        </text:list-item>
        <text:list-item>
          <text:p text:style-name="P200">Major change : Introduction of task_SD_Handler, performing all uSD IO, <text:line-break/>management via dedicated Q</text:p>
        </text:list-item>
        <text:list-item>
          <text:p text:style-name="P200">task_IO_FrontEnde : total re-write</text:p>
        </text:list-item>
        <text:list-item>
          <text:p text:style-name="P201">evaluation of „g_ConfigData.LoggingOn“ now concentrated in „Perform_Log_OutPut“</text:p>
        </text:list-item>
        <text:list-item>
          <text:p text:style-name="P201">PrgNav_Lib.c : Handling of „<text:span text:style-name="T151">EXCLUDE_FUNCTIONS_NOT_ALLOWED_IN_COMPETITION“ </text:span>is now fitted seamlessly</text:p>
        </text:list-item>
        <text:list-item>
          <text:p text:style-name="P201">SD_Card_Lib.c reduced to pure code and streamlined, all mutex and delay stuff removed.</text:p>
        </text:list-item>
        <text:list-item>
          <text:p text:style-name="P201">Config_Lib.c now augmented to „ForceConfig2NormalModeDefault“, to be used in case Expert and Normal Mode are changed</text:p>
        </text:list-item>
        <text:list-item>
          <text:p text:style-name="P201">BuildLogBookPage.c reworked</text:p>
        </text:list-item>
        <text:list-item>
          <text:p text:style-name="P202">task_BackGround : </text:p>
          <text:list>
            <text:list-item>
              <text:p text:style-name="P202">scaling for ADC voltage reworked, still a problem</text:p>
            </text:list-item>
            <text:list-item>
              <text:p text:style-name="P202">start sequence reworked</text:p>
            </text:list-item>
          </text:list>
        </text:list-item>
      </text:list>
      <text:p text:style-name="P100"/>
      <text:p text:style-name="P100"/>
      <text:p text:style-name="P100"/>
      <text:p text:style-name="P50"><text:span text:style-name="T154">2</text:span><text:span text:style-name="T157">7</text:span><text:span text:style-name="T146">.11</text:span><text:span text:style-name="T28">.2021<text:tab/></text:span><text:span text:style-name="T4">Version </text:span>0.<text:span text:style-name="T93">5.</text:span><text:span text:style-name="T156">7</text:span><text:span text:style-name="T157">2</text:span></text:p>
      <text:p text:style-name="P50"/>
      <text:list xml:id="list111106173551727" text:continue-numbering="true" text:style-name="L1">
        <text:list-item>
          <text:p text:style-name="P203">Introduction : LogBook as graphics page</text:p>
          <text:list>
            <text:list-item>
              <text:p text:style-name="P203">I2C_Handler</text:p>
            </text:list-item>
            <text:list-item>
              <text:p text:style-name="P203">Gener<text:span text:style-name="T158">i</text:span>c_Const</text:p>
            </text:list-item>
            <text:list-item>
              <text:p text:style-name="P203">BuildLogBookPage</text:p>
            </text:list-item>
            <text:list-item>
              <text:p text:style-name="P204"><text:span text:style-name="T158">task_MMI</text:span><text:span text:style-name="T157"><text:tab/></text:span></text:p>
            </text:list-item>
            <text:list-item>
              <text:p text:style-name="P203">Generic_LogBookMgmnt.c</text:p>
            </text:list-item>
            <text:list-item>
              <text:p text:style-name="P206">task_ImageBuilder</text:p>
            </text:list-item>
            <text:list-item>
              <text:p text:style-name="P206">task_CAN_Bus_Digester</text:p>
            </text:list-item>
          </text:list>
        </text:list-item>
        <text:list-item>
          <text:p text:style-name="P204"/>
        </text:list-item>
      </text:list>
      <text:p text:style-name="P99"/>
      <text:p text:style-name="P50"><text:span text:style-name="T154">2</text:span><text:span text:style-name="T156">4</text:span><text:span text:style-name="T146">.11</text:span><text:span text:style-name="T28">.2021<text:tab/></text:span><text:span text:style-name="T4">Version </text:span>0.<text:span text:style-name="T93">5.</text:span><text:span text:style-name="T156">70</text:span></text:p>
      <text:p text:style-name="P49"/>
      <text:list xml:id="list111107547428636" text:continue-numbering="true" text:style-name="L1">
        <text:list-item>
          <text:p text:style-name="P205">Sink under dynamic wingload as base to calculate AMM</text:p>
        </text:list-item>
      </text:list>
      <text:p text:style-name="P98"><text:soft-page-break/></text:p>
      <text:p text:style-name="P49"><text:span text:style-name="T154">23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4">9</text:span></text:p>
      <text:p text:style-name="P48"/>
      <text:list xml:id="list111107913639773" text:continue-numbering="true" text:style-name="L1">
        <text:list-item>
          <text:p text:style-name="P207">system_configuration.h : Bright theme obsolete, delted</text:p>
        </text:list-item>
        <text:list-item>
          <text:p text:style-name="P207">Generic_Common : </text:p>
          <text:list>
            <text:list-item>
              <text:p text:style-name="P207">g_SpeedFault <text:s/>obsolete – g_DangerMode instead</text:p>
            </text:list-item>
            <text:list-item>
              <text:p text:style-name="P207">g_ExpertMode new</text:p>
            </text:list-item>
          </text:list>
        </text:list-item>
        <text:list-item>
          <text:p text:style-name="P207">Generic_Const.h et al : New arrangement of MenuePages to mirror sequence needed by QuickStart</text:p>
        </text:list-item>
        <text:list-item>
          <text:p text:style-name="P207">BoxLib.c : Correction in AdjustColorBySelectStatus : c_Color_Focus_None</text:p>
        </text:list-item>
        <text:list-item>
          <text:p text:style-name="P207">task_MMI.c : New usage method <text:s/><text:span text:style-name="T155">(Ideas by Winnie)</text:span></text:p>
          <text:list>
            <text:list-item>
              <text:p text:style-name="P207">increase / decrease program by button 4 /3</text:p>
            </text:list-item>
            <text:list-item>
              <text:p text:style-name="P207">increase / decrease MacCready on small encoder</text:p>
            </text:list-item>
            <text:list-item>
              <text:p text:style-name="P207">increase / decrease volume (climb/cruise resp) on big encoder</text:p>
            </text:list-item>
            <text:list-item>
              <text:p text:style-name="P207">local climb average obsolete and delete</text:p>
            </text:list-item>
            <text:list-item>
              <text:p text:style-name="P207">switching between sensor average and true average by single button 5</text:p>
            </text:list-item>
          </text:list>
        </text:list-item>
        <text:list-item>
          <text:p text:style-name="P208">TurnIndicator (Pinsel) thicker</text:p>
        </text:list-item>
        <text:list-item>
          <text:p text:style-name="P208">Cancel audible alarm for n seconds by hitting &lt;ESC&gt;</text:p>
        </text:list-item>
        <text:list-item>
          <text:p text:style-name="P208">task_CAN_Data_Digester.c : </text:p>
          <text:list>
            <text:list-item>
              <text:p text:style-name="P208">untested changes to AMM mechanism</text:p>
            </text:list-item>
            <text:list-item>
              <text:p text:style-name="P208">DangerMode handling, managment of audible alarms</text:p>
            </text:list-item>
          </text:list>
        </text:list-item>
        <text:list-item>
          <text:p text:style-name="P208">task_AudioController.c : Backtrack from declining Audio during take off</text:p>
        </text:list-item>
        <text:list-item>
          <text:p text:style-name="P208">turbulence handling (not final)</text:p>
        </text:list-item>
      </text:list>
      <text:p text:style-name="P97"/>
      <text:p text:style-name="P48"><text:span text:style-name="T151">1</text:span><text:span text:style-name="T153">4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3">5</text:span></text:p>
      <text:p text:style-name="P47"/>
      <text:list xml:id="list111107130994484" text:continue-numbering="true" text:style-name="L1">
        <text:list-item>
          <text:p text:style-name="P209">WindPage : Anzeige-Unterdrückung für „Wind calm“ und „N/A“</text:p>
        </text:list-item>
        <text:list-item>
          <text:p text:style-name="P209">Wind Patch obsolete, rausgenommen</text:p>
        </text:list-item>
        <text:list-item>
          <text:p text:style-name="P209">PaintVario als eigene Routine, die in BuildVarioPage und in BuildWindPage benutzt wird</text:p>
        </text:list-item>
        <text:list-item>
          <text:p text:style-name="P209">mehrere Umbauten in BuildGMeterPage : TAS und SD_Status</text:p>
        </text:list-item>
        <text:list-item>
          <text:p text:style-name="P209">PaintVarioPage zeichnet die WindPfeile nur im Flug</text:p>
        </text:list-item>
        <text:list-item>
          <text:p text:style-name="P209">PaintWindPage : jetzt mit FlightStatus und SD_Status, sowie TAS links unten, TAS Feld im Zentrum ist weg</text:p>
        </text:list-item>
      </text:list>
      <text:p text:style-name="P96"/>
      <text:p text:style-name="P47"><text:span text:style-name="T151">1</text:span><text:span text:style-name="T152">2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2">4</text:span></text:p>
      <text:p text:style-name="P46"/>
      <text:list xml:id="list111106381584015" text:continue-numbering="true" text:style-name="L1">
        <text:list-item>
          <text:p text:style-name="P210">NV_Main : Initial page now c_Wind</text:p>
        </text:list-item>
        <text:list-item>
          <text:p text:style-name="P210">PrgNav_Lib.c : <text:s/>Fix for c_FT_TimeOfDay</text:p>
        </text:list-item>
        <text:list-item>
          <text:p text:style-name="P210">c_TakeOff_Time, c_Landing_Time, c_Flight_Duration <text:s/>now ordinary fieds</text:p>
        </text:list-item>
        <text:list-item>
          <text:p text:style-name="P210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10">Fix for CurrentFlapsPosition</text:p>
        </text:list-item>
        <text:list-item>
          <text:p text:style-name="P210">Rearrangement of code in task_CAN_Data_Digester : flaps data input handling now in front and independent of sensor data arrival</text:p>
          <text:p text:style-name="P211"/>
        </text:list-item>
      </text:list>
      <text:p text:style-name="P46"><text:span text:style-name="T151">10</text:span><text:span text:style-name="T146">.11</text:span><text:span text:style-name="T28">.2021<text:tab/></text:span><text:span text:style-name="T4">Version </text:span>0.<text:span text:style-name="T93">5.</text:span><text:span text:style-name="T151">62</text:span></text:p>
      <text:p text:style-name="P45"/>
      <text:list xml:id="list111107460746862" text:continue-numbering="true" text:style-name="L1">
        <text:list-item>
          <text:p text:style-name="P212">Generic_Const.h :</text:p>
          <text:list>
            <text:list-item>
              <text:p text:style-name="P213">c_Color_SpeedAlert_1 <text:s text:c="11"/>COLOR_DARK_YELLOW</text:p>
            </text:list-item>
            <text:list-item>
              <text:p text:style-name="P212">Inverted Row and Pattern der FlapsLEDs</text:p>
            </text:list-item>
          </text:list>
        </text:list-item>
        <text:list-item>
          <text:p text:style-name="P212"><text:soft-page-break/>Generic_FieldDescriptors.c .</text:p>
          <text:list>
            <text:list-item>
              <text:p text:style-name="P212">c_NoOfFlapsPositions</text:p>
            </text:list-item>
            <text:list-item>
              <text:p text:style-name="P212">c_FlapsLEDPattInverted</text:p>
            </text:list-item>
            <text:list-item>
              <text:p text:style-name="P212">c_FlapsLEDRowInverted</text:p>
            </text:list-item>
            <text:list-item>
              <text:p text:style-name="P212">c_SR_HiPass_Tau</text:p>
            </text:list-item>
          </text:list>
        </text:list-item>
        <text:list-item>
          <text:p text:style-name="P212">Generic_Type.h : SR_HiPass_Tau</text:p>
        </text:list-item>
        <text:list-item>
          <text:p text:style-name="P212">BuildGMeter.c : Alignments of PaintGForceData</text:p>
        </text:list-item>
        <text:list-item>
          <text:p text:style-name="P212">PaintGForceData changed</text:p>
        </text:list-item>
        <text:list-item>
          <text:p text:style-name="P212">task_CAN_Bus_Receiver : New Turbulence based on SR, not NettoAcceleration</text:p>
        </text:list-item>
        <text:list-item>
          <text:p text:style-name="P212">task_CAN_Bus_Sender : </text:p>
          <text:list>
            <text:list-item>
              <text:p text:style-name="P212">Changes for Row and Pattern Inversion</text:p>
            </text:list-item>
            <text:list-item>
              <text:p text:style-name="P212">FlapsData now sent every 5 msecs</text:p>
            </text:list-item>
          </text:list>
          <text:p text:style-name="P212"/>
        </text:list-item>
      </text:list>
      <text:p text:style-name="P45"/>
      <text:p text:style-name="P44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50">6</text:span></text:p>
      <text:p text:style-name="P44"/>
      <text:list xml:id="list111106043472487" text:continue-numbering="true" text:style-name="L1">
        <text:list-item>
          <text:p text:style-name="P214">Wegfall c_GPS_ClimbRate_Tau</text:p>
        </text:list-item>
        <text:list-item>
          <text:p text:style-name="P214">Aufrüstung PaintGForceData : Turbulenz, TAS</text:p>
        </text:list-item>
        <text:list-item>
          <text:p text:style-name="P214">Korrektur an Klausen Wind Patch</text:p>
        </text:list-item>
      </text:list>
      <text:p text:style-name="P44"/>
      <text:p text:style-name="P44"/>
      <text:p text:style-name="P43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49">4</text:span></text:p>
      <text:p text:style-name="P43"/>
      <text:list xml:id="list111107547438946" text:continue-numbering="true" text:style-name="L1">
        <text:list-item>
          <text:p text:style-name="P215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6">07.11</text:span><text:span text:style-name="T28">.2021<text:tab/></text:span><text:span text:style-name="T4">Version </text:span>0.<text:span text:style-name="T93">5.</text:span><text:span text:style-name="T146">53 </text:span><text:span text:style-name="T148">Update</text:span></text:p>
      <text:p text:style-name="P41"/>
      <text:list xml:id="list111106529402334" text:continue-numbering="true" text:style-name="L1">
        <text:list-item>
          <text:p text:style-name="P216">Klausens 1. Verbesserung am BA-Display-Treiber</text:p>
        </text:list-item>
        <text:list-item>
          <text:p text:style-name="P216">Einführung Farbschema dunkel versus hell, nur über Präprozessor Anweisung</text:p>
        </text:list-item>
        <text:list-item>
          <text:p text:style-name="P219">Portable_Util<text:span text:style-name="T148">s</text:span>.c : RotateFlatCoordinates portable_round_2wards_zero umgestellt auf portable_round_2_n_decmls <text:span text:style-name="T148">für </text:span><text:s/>bessere Ergebnisse bei der Graphik von kleinen Strichen</text:p>
        </text:list-item>
        <text:list-item>
          <text:p text:style-name="P219">G-Meter Einführung : </text:p>
          <text:list>
            <text:list-item>
              <text:p text:style-name="P219">Common-<text:span text:style-name="T147">s</text:span></text:p>
            </text:list-item>
            <text:list-item>
              <text:p text:style-name="P219">Generic_Const.h</text:p>
            </text:list-item>
            <text:list-item>
              <text:p text:style-name="P220">task_MMI.c</text:p>
            </text:list-item>
            <text:list-item>
              <text:p text:style-name="P220">task_CAN_Bus_Receiver.c</text:p>
            </text:list-item>
          </text:list>
        </text:list-item>
        <text:list-item>
          <text:p text:style-name="P219">Umbau des fzt-Formats : </text:p>
          <text:list>
            <text:list-item>
              <text:p text:style-name="P219">Überlange Zeile beseitigt</text:p>
            </text:list-item>
            <text:list-item>
              <text:p text:style-name="P219">c_No_Of_Items_PlaneType_File = 14</text:p>
            </text:list-item>
            <text:list-item>
              <text:p text:style-name="P220">Plane_lib.c</text:p>
            </text:list-item>
          </text:list>
        </text:list-item>
        <text:list-item>
          <text:p text:style-name="P219">Farb-Management :</text:p>
          <text:list>
            <text:list-item>
              <text:p text:style-name="P219">Generic_Const.h</text:p>
            </text:list-item>
            <text:list-item>
              <text:p text:style-name="P219">Box_Lib.c</text:p>
            </text:list-item>
            <text:list-item>
              <text:p text:style-name="P220">BuildHorizonPage.c</text:p>
            </text:list-item>
            <text:list-item>
              <text:p text:style-name="P220">Graphics_Lib.c</text:p>
            </text:list-item>
            <text:list-item>
              <text:p text:style-name="P220">BuildRebootPage.c</text:p>
            </text:list-item>
            <text:list-item>
              <text:p text:style-name="P220"><text:soft-page-break/>BuildTurnIndicatorPage.c</text:p>
            </text:list-item>
            <text:list-item>
              <text:p text:style-name="P220">BuildVarioPage.cBuildWindPage.c</text:p>
            </text:list-item>
          </text:list>
        </text:list-item>
        <text:list-item>
          <text:p text:style-name="P219">SD_Card_Lib.c : Umbauten für <text:s/>USE_SD_MUTEX, SD_CARD_DELAY <text:s/>!! <text:span text:style-name="T147">Aber ZZ keine der Optionen im Spiel !!!!!!!!</text:span></text:p>
        </text:list-item>
        <text:list-item>
          <text:p text:style-name="P220">Veränderungen a<text:span text:style-name="T148">n</text:span> task_SD_Integrated.c, <text:span text:style-name="T148">um den Test realitätsnaher zu gestalten</text:span></text:p>
        </text:list-item>
      </text:list>
      <text:p text:style-name="P41"/>
      <text:p text:style-name="P41"><text:span text:style-name="T142">1</text:span><text:span text:style-name="T145">6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5">7</text:span></text:p>
      <text:p text:style-name="P36"/>
      <text:list xml:id="list111107785277849" text:continue-numbering="true" text:style-name="L1">
        <text:list-item>
          <text:p text:style-name="P217">Einführung WindPage zusätzlich zu VarioPage</text:p>
        </text:list-item>
        <text:list-item>
          <text:p text:style-name="P221">Generic_CAN_Ids.H für FrontEdnd to Sensor : Synchronisation der Mulation</text:p>
        </text:list-item>
        <text:list-item>
          <text:p text:style-name="P221">Generic_Const.h : </text:p>
          <text:list>
            <text:list-item>
              <text:p text:style-name="P221">Konstanten for WindPage</text:p>
            </text:list-item>
            <text:list-item>
              <text:p text:style-name="P222">Reihenfolge der Programme umgestellt</text:p>
            </text:list-item>
          </text:list>
        </text:list-item>
        <text:list-item>
          <text:p text:style-name="P223">task_Backgriund : </text:p>
          <text:list>
            <text:list-item>
              <text:p text:style-name="P223">Umstellungen der Versatzstücke in der Startphase</text:p>
            </text:list-item>
            <text:list-item>
              <text:p text:style-name="P223">Einbau Logging in der Startphase</text:p>
            </text:list-item>
          </text:list>
        </text:list-item>
        <text:list-item>
          <text:p text:style-name="P223">task_CAN_Bus_Sender : Queue und Sendung für Sensor</text:p>
        </text:list-item>
        <text:list-item>
          <text:p text:style-name="P223">task_CAN_Data_Digester : <text:s/>Einbau Logging </text:p>
        </text:list-item>
        <text:list-item>
          <text:p text:style-name="P223">task:ImageBuilder : Adjust_Scale als Routine isoliert</text:p>
        </text:list-item>
      </text:list>
      <text:p text:style-name="P40"/>
      <text:p text:style-name="P40"><text:span text:style-name="T142">1</text:span><text:span text:style-name="T144">2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4">4</text:span></text:p>
      <text:p text:style-name="P40"/>
      <text:list xml:id="list111107818040360" text:continue-numbering="true" text:style-name="L1">
        <text:list-item>
          <text:p text:style-name="P224">Log-Outputs ausgeweitet, dazu verschiedene Texten in Generic_FieldDescriptors.h/.c eingebaut</text:p>
        </text:list-item>
        <text:list-item>
          <text:p text:style-name="P224">SD_Card_Lib : Wait States über eine Compile Time Variable ein/ausschaltbar</text:p>
        </text:list-item>
        <text:list-item>
          <text:p text:style-name="P224">task_MMI : Logging für neue Commands (unvollständig)</text:p>
        </text:list-item>
        <text:list-item>
          <text:p text:style-name="P224">Plane_lib : Output und Loggings umgebaut</text:p>
        </text:list-item>
        <text:list-item>
          <text:p text:style-name="P224">task_BackGround : Logging timestamp jede Sekunden</text:p>
        </text:list-item>
        <text:list-item>
          <text:p text:style-name="P224">task_CAN_Data_Digester : Logging für FlightStatusChange und ClimbStatusChange</text:p>
        </text:list-item>
        <text:list-item>
          <text:p text:style-name="P224">task_ImageBuilder : Logging für Änderung der Max Skala</text:p>
          <text:p text:style-name="P224"/>
        </text:list-item>
      </text:list>
      <text:p text:style-name="P95"/>
      <text:p text:style-name="P39"><text:span text:style-name="T142">11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2">3</text:span></text:p>
      <text:p text:style-name="P39"/>
      <text:list xml:id="list111107812432387" text:continue-numbering="true" text:style-name="L1">
        <text:list-item>
          <text:p text:style-name="P225">Einbauten für PWM Display-Helligkeitssteuerung, <text:span text:style-name="T140">erfolgreich</text:span></text:p>
          <text:list>
            <text:list-item>
              <text:p text:style-name="P228">Generic_CAN_Ids.h <text:span text:style-name="T142">Umsortierung, so dass die langen Signale am Anfang der Liste stehen</text:span></text:p>
            </text:list-item>
            <text:list-item>
              <text:p text:style-name="P230">LogNError_OutPut_Lib.c</text:p>
              <text:list>
                <text:list-item>
                  <text:p text:style-name="P230">Vermeidung von doppelten Signalen per &lt;SignalLastEvocation[cmaxSigId];&gt;</text:p>
                </text:list-item>
                <text:list-item>
                  <text:p text:style-name="P230">Umbau PushSignal</text:p>
                </text:list-item>
                <text:list-item>
                  <text:p text:style-name="P230">Verlagerung von Output_to_SDCard_Log nach task-BackGround</text:p>
                </text:list-item>
              </text:list>
            </text:list-item>
          </text:list>
        </text:list-item>
        <text:list-item>
          <text:p text:style-name="P230">Generic_FieldDescriptors : Neues Feld &lt;c_Signal_Volume&gt;</text:p>
        </text:list-item>
        <text:list-item>
          <text:p text:style-name="P230">Generic_Types : Umorganisation des ConfigData Commons wegen des neuen Feldes</text:p>
        </text:list-item>
        <text:list-item>
          <text:p text:style-name="P230">Änderungen in PrgNav_Lib zur Vermeidung von doppelten Signalen</text:p>
        </text:list-item>
        <text:list-item>
          <text:p text:style-name="P230">SD_Card_Lib : wied<text:span text:style-name="T143">e</text:span>r waits eingebaut</text:p>
        </text:list-item>
      </text:list>
      <text:p text:style-name="P94"/>
      <text:p text:style-name="P39"/>
      <text:p text:style-name="P38"><text:span text:style-name="T140">09.10</text:span><text:span text:style-name="T28">.2021<text:tab/></text:span><text:span text:style-name="T4">Version </text:span>0.<text:span text:style-name="T93">5.</text:span><text:span text:style-name="T140">41</text:span></text:p>
      <text:p text:style-name="P38"/>
      <text:list xml:id="list111106381895898" text:continue-numbering="true" text:style-name="L1">
        <text:list-item>
          <text:p text:style-name="P226">Einbauten für PWM Display-Helligkeitssteuerung, <text:span text:style-name="T140">erfolgreich</text:span></text:p>
          <text:list>
            <text:list-item>
              <text:p text:style-name="P229">PW_SetValue neu</text:p>
            </text:list-item>
            <text:list-item>
              <text:p text:style-name="P229"><text:soft-page-break/>Generic_CAN_Ids.h : </text:p>
              <text:list>
                <text:list-item>
                  <text:p text:style-name="P229">c_CAN_Id_Wind : Definition überarbeitet</text:p>
                </text:list-item>
                <text:list-item>
                  <text:p text:style-name="P229">c_CAN_Id_Flaps_Status : LEDDutyCycle</text:p>
                </text:list-item>
              </text:list>
            </text:list-item>
            <text:list-item>
              <text:p text:style-name="P229">Beide COMMON...h</text:p>
              <text:list>
                <text:list-item>
                  <text:p text:style-name="P229">g_LCD_BackGround_DutyCycle</text:p>
                </text:list-item>
              </text:list>
            </text:list-item>
          </text:list>
        </text:list-item>
        <text:list-item>
          <text:p text:style-name="P229">SD_Card_Lib : c_Wait_4_Last_Disk_IO_2_Finish</text:p>
        </text:list-item>
        <text:list-item>
          <text:p text:style-name="P231">PaintFlapsSetting : <text:span text:style-name="T140">Now color-coded</text:span></text:p>
        </text:list-item>
        <text:list-item>
          <text:p text:style-name="P231">task_BackGround : <text:span text:style-name="T140">now includes Brightness Control of LCD</text:span></text:p>
        </text:list-item>
        <text:list-item>
          <text:p text:style-name="P231">task_CAN_Bus_Sender : <text:span text:style-name="T141">adapted to send </text:span><text:span text:style-name="T140">LEDDutyCycle </text:span><text:span text:style-name="T141">to Audio</text:span></text:p>
        </text:list-item>
        <text:list-item>
          <text:p text:style-name="P233">task_CAN_Data_Digester : elaborated comments</text:p>
        </text:list-item>
      </text:list>
      <text:p text:style-name="P93"/>
      <text:p text:style-name="P93"/>
      <text:p text:style-name="P38"><text:span text:style-name="T135">2</text:span><text:span text:style-name="T137">6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7">8</text:span></text:p>
      <text:p text:style-name="P37"/>
      <text:list xml:id="list111107286432413" text:continue-numbering="true" text:style-name="L1">
        <text:list-item>
          <text:p text:style-name="P227">Einbauten für PWM Display-Helligkeitssteuerung, bisher nicht erfolgreich</text:p>
        </text:list-item>
        <text:list-item>
          <text:p text:style-name="P234">System_Configuration.h : W<text:span text:style-name="T138">e</text:span>gfall Horsts_Preferences</text:p>
        </text:list-item>
        <text:list-item>
          <text:p text:style-name="P234">Wegfall aller Referenzen auf Chevron</text:p>
        </text:list-item>
        <text:list-item>
          <text:p text:style-name="P232">Umbauten in task_BackGround im ADC Part</text:p>
        </text:list-item>
        <text:list-item>
          <text:p text:style-name="P232"><text:span text:style-name="T138">einige</text:span> Taus jetzt bis auf 0.0 steuerbar</text:p>
        </text:list-item>
        <text:list-item>
          <text:p text:style-name="P232"/>
        </text:list-item>
      </text:list>
      <text:p text:style-name="P92"/>
      <text:p text:style-name="P92"/>
      <text:p text:style-name="P35"><text:span text:style-name="T135">2</text:span><text:span text:style-name="T136">3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6">3</text:span></text:p>
      <text:p text:style-name="P35"/>
      <text:list xml:id="list111106995567298" text:continue-numbering="true" text:style-name="L1">
        <text:list-item>
          <text:p text:style-name="P235">ADC_Lib.c : Verbesserungen, aber noch nicht befriedigen<text:span text:style-name="T138">d</text:span>, schnellere<text:span text:style-name="T138">s</text:span> Stabili<text:span text:style-name="T138">si</text:span>eren des Messwertes</text:p>
        </text:list-item>
        <text:list-item>
          <text:p text:style-name="P236">Portable_Utils.c : Korrekturen an &lt;portable_ftoa&gt;</text:p>
        </text:list-item>
        <text:list-item>
          <text:p text:style-name="P237">Generic_Const.h :</text:p>
          <text:list>
            <text:list-item>
              <text:p text:style-name="P237">Wegfall &lt;SmoothPointer&gt;</text:p>
            </text:list-item>
            <text:list-item>
              <text:p text:style-name="P237">Neu &lt;c_CurrentFlapsSetting&gt;</text:p>
            </text:list-item>
          </text:list>
        </text:list-item>
        <text:list-item>
          <text:p text:style-name="P237">Generic_Types.h</text:p>
          <text:list>
            <text:list-item>
              <text:p text:style-name="P237">&lt;cMin/MaxAirSpeed&gt; verändert</text:p>
            </text:list-item>
            <text:list-item>
              <text:p text:style-name="P238">OAS_Error jetzt float</text:p>
            </text:list-item>
          </text:list>
        </text:list-item>
        <text:list-item>
          <text:p text:style-name="P238">Generic_FieldDescriptors.c : </text:p>
          <text:list>
            <text:list-item>
              <text:p text:style-name="P238">Verschiedene Programm-Umorganisationen</text:p>
            </text:list-item>
            <text:list-item>
              <text:p text:style-name="P239">Generell : TAUs jetzt float mit Möglichkeit den Wert auf Null zusetzen. Dann ist das Tau = 1.0 und es findet keine Dämpfung statt</text:p>
            </text:list-item>
            <text:list-item>
              <text:p text:style-name="P239">Wegfall : &lt;SmootPointer&gt;</text:p>
            </text:list-item>
            <text:list-item>
              <text:p text:style-name="P240">SD_Card_Lib.c : Wilde Delays , sehr unbefriedigend</text:p>
            </text:list-item>
          </text:list>
        </text:list-item>
        <text:list-item>
          <text:p text:style-name="P241">BuildVarioPage.c : </text:p>
          <text:list>
            <text:list-item>
              <text:p text:style-name="P241">Neu &lt;PaintSpeedComm<text:span text:style-name="T139">an</text:span>dBar&gt;</text:p>
            </text:list-item>
            <text:list-item>
              <text:p text:style-name="P242">Wegfall : Anzeiger der Dreiecke für Klappenfehler</text:p>
            </text:list-item>
          </text:list>
        </text:list-item>
      </text:list>
      <text:p text:style-name="P91"/>
      <text:p text:style-name="P91"/>
      <text:p text:style-name="P91"/>
      <text:p text:style-name="P35"><text:span text:style-name="T135">20</text:span><text:span text:style-name="T118">.09</text:span><text:span text:style-name="T28">.2021<text:tab/></text:span><text:span text:style-name="T4">Version </text:span>0.<text:span text:style-name="T93">5.</text:span><text:span text:style-name="T135">31</text:span></text:p>
      <text:p text:style-name="P34"/>
      <text:list xml:id="list111106232361214" text:continue-numbering="true" text:style-name="L1">
        <text:list-item>
          <text:p text:style-name="P380"><text:span text:style-name="T73">I</text:span><text:span text:style-name="T57">O_Exp_Lib.c : Wegfall IOExp_Init und IOExp_DeInit</text:span></text:p>
        </text:list-item>
        <text:list-item>
          <text:p text:style-name="P243">Portable_Utils.c : neue Routine &lt;InvertBitsInAByte&gt;</text:p>
        </text:list-item>
        <text:list-item>
          <text:p text:style-name="P244"><text:soft-page-break/>Generic_CAN_Ids : Einführung &lt;c_CAN_Id_Flaps_Status&gt;, Übermittlung der Steuerdaten für die LED-Leiste</text:p>
        </text:list-item>
        <text:list-item>
          <text:p text:style-name="P245">Generic_Common : neu &lt;g_FlapsFlashControl&gt;</text:p>
        </text:list-item>
        <text:list-item>
          <text:p text:style-name="P246">Generic_Const.h : </text:p>
          <text:list>
            <text:list-item>
              <text:p text:style-name="P246">Einführung der Kontrollbits für die LED-Leiste</text:p>
            </text:list-item>
            <text:list-item>
              <text:p text:style-name="P247">Einführung Signal_Mute</text:p>
            </text:list-item>
          </text:list>
        </text:list-item>
        <text:list-item>
          <text:p text:style-name="P248">Wegfall PushAlarm</text:p>
        </text:list-item>
        <text:list-item>
          <text:p text:style-name="P249">Generic_Field_Descriptors.c : Neues Feld &lt;c_Signal_Mute&gt;</text:p>
        </text:list-item>
        <text:list-item>
          <text:p text:style-name="P250">Prg_Nav_Lib.c : </text:p>
          <text:list>
            <text:list-item>
              <text:p text:style-name="P250">&lt;DateTimeToString&gt; ersetzt Code-Strecke</text:p>
            </text:list-item>
            <text:list-item>
              <text:p text:style-name="P251">Kommentierung für Verständnis</text:p>
            </text:list-item>
          </text:list>
        </text:list-item>
        <text:list-item>
          <text:p text:style-name="P252">Graphics_Lib.c : </text:p>
          <text:list>
            <text:list-item>
              <text:p text:style-name="P252">&lt;PaintVoltage&gt; neu</text:p>
            </text:list-item>
            <text:list-item>
              <text:p text:style-name="P381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253">BuildVarioPage.c : Veränderung/Vereinfachung nach Verlagerung der KlappenLEDLeiste ins Audio</text:p>
        </text:list-item>
        <text:list-item>
          <text:p text:style-name="P254">Config_Lib.c :</text:p>
          <text:list>
            <text:list-item>
              <text:p text:style-name="P254">Wegfall &lt;VMC&gt;, &lt;VMO&gt;, &lt;VNE&gt;</text:p>
            </text:list-item>
            <text:list-item>
              <text:p text:style-name="P382"><text:span text:style-name="T72">A</text:span><text:span text:style-name="T57">SG32 statt DG800</text:span></text:p>
            </text:list-item>
          </text:list>
        </text:list-item>
        <text:list-item>
          <text:p text:style-name="P255">NV_Main erweiter für Test der Config-Common-Größe auf 4 Byte Alignement</text:p>
        </text:list-item>
        <text:list-item>
          <text:p text:style-name="P256">Plane_Lib.c : Korrektur an &lt;OptFlapsSettingFor&gt;</text:p>
        </text:list-item>
        <text:list-item>
          <text:p text:style-name="P257">task_CAN_Bus_Sender.c : sendet jetzt autonom die neuesten Flaps-Setting-Daten ans Audio</text:p>
        </text:list-item>
        <text:list-item>
          <text:p text:style-name="P258">task_CAN_Data_Digester.c : Steuerung der Flaps-LED-Parameter</text:p>
        </text:list-item>
      </text:list>
      <text:p text:style-name="P90"/>
      <text:p text:style-name="P34"><text:span text:style-name="T122">11</text:span><text:span text:style-name="T118">.09</text:span><text:span text:style-name="T28">.2021<text:tab/></text:span><text:span text:style-name="T4">Version </text:span>0.<text:span text:style-name="T93">5.</text:span><text:span text:style-name="T122">24</text:span></text:p>
      <text:p text:style-name="P32"/>
      <text:p text:style-name="P33"><text:span text:style-name="T134">Diese Version sollte so stabil sein, dass sie in die Flugzeuge kann !!</text:span><text:span text:style-name="T93"><text:line-break/></text:span></text:p>
      <text:list xml:id="list111107025413577" text:continue-numbering="true" text:style-name="L1">
        <text:list-item>
          <text:p text:style-name="P259">ffconf.h : <text:tab/><text:line-break/><text:tab/><text:span text:style-name="T123">#define _FS_LOCK <text:s text:c="3"/>0 <text:s text:c="4"/>/* 0:Disable or &gt;=1:Enable */</text:span><text:line-break/>auf 0 gesetzt, war 2 <text:s/><text:span text:style-name="T125">(Klaus)</text:span></text:p>
        </text:list-item>
        <text:list-item>
          <text:p text:style-name="P260">heap_tlsf.c : Anpassung Heap (Klaus)</text:p>
        </text:list-item>
        <text:list-item>
          <text:p text:style-name="P261">emergency.c : <text:line-break/><text:span text:style-name="T124"> <text:tab/></text:span><text:span text:style-name="T123">// 0x01 : Instruction access error (restricted code access)</text:span><text:line-break/>(Klaus)</text:p>
        </text:list-item>
        <text:list-item>
          <text:p text:style-name="P262">Generic_Common … : Ausdünnungen : RadioQId + Time_Reception_Mutex + g_deferred_actio_timer</text:p>
        </text:list-item>
        <text:list-item>
          <text:p text:style-name="P263">Generic_Types.h : </text:p>
          <text:list>
            <text:list-item>
              <text:p text:style-name="P263">Anpassungen in den Qs</text:p>
            </text:list-item>
            <text:list-item>
              <text:p text:style-name="P263">Sensor_WD et al : jetzt float, war uint32_t</text:p>
            </text:list-item>
          </text:list>
        </text:list-item>
        <text:list-item>
          <text:p text:style-name="P263">Einführung G-Meter min/max</text:p>
        </text:list-item>
        <text:list-item>
          <text:p text:style-name="P263">Log_OutPut_Lib.h/<text:span text:style-name="T126">c : Neue Routine &lt;Queue_2_SDCard_Log&gt;</text:span></text:p>
        </text:list-item>
        <text:list-item>
          <text:p text:style-name="P263"><text:span text:style-name="T127">Generic_</text:span>FieldDescriptors.c :</text:p>
          <text:list>
            <text:list-item>
              <text:p text:style-name="P264">neue Einheit : „g“</text:p>
            </text:list-item>
            <text:list-item>
              <text:p text:style-name="P264">Wind Data Page : neue Felder</text:p>
            </text:list-item>
            <text:list-item>
              <text:p text:style-name="P265">neues Feld &lt;MinG&gt;</text:p>
            </text:list-item>
          </text:list>
        </text:list-item>
        <text:list-item>
          <text:p text:style-name="P266"><text:span text:style-name="T128">t</text:span>ask_IO_FrontEnd.<text:span text:style-name="T128">c : Event Logging</text:span></text:p>
        </text:list-item>
        <text:list-item>
          <text:p text:style-name="P266">task_MMI.c : <text:span text:style-name="T128">Event Logging</text:span></text:p>
        </text:list-item>
        <text:list-item>
          <text:p text:style-name="P266">BuildVarioPage.c : <text:span text:style-name="T129">Steuerung der Chevrons und Klappen-Dreiecke umgebaut</text:span></text:p>
        </text:list-item>
        <text:list-item>
          <text:p text:style-name="P267">Plane_Lib.c : </text:p>
          <text:list>
            <text:list-item>
              <text:p text:style-name="P268"><text:soft-page-break/>Defaults zur Klappenmimik nach dem Laden</text:p>
            </text:list-item>
            <text:list-item>
              <text:p text:style-name="P268">Korrektur bei OptFlapsSettingFor</text:p>
            </text:list-item>
          </text:list>
        </text:list-item>
        <text:list-item>
          <text:p text:style-name="P268">task_AudioController.c : <text:span text:style-name="T130">Korrektur für AudioClimbModeInCruise</text:span></text:p>
        </text:list-item>
        <text:list-item>
          <text:p text:style-name="P268">task_BackGround.c : <text:span text:style-name="T131">Umbau zum Server für Log_OutPut</text:span></text:p>
        </text:list-item>
        <text:list-item>
          <text:p text:style-name="P268">task_CAN_Bus_Receiver.c : <text:span text:style-name="T132">Große Umbauten zur Testunterstützung, muss im Release unwirksam sein</text:span></text:p>
        </text:list-item>
        <text:list-item>
          <text:p text:style-name="P268">task_CAN_Bus_Sender.c : <text:span text:style-name="T133">Korrektur ClimbMode</text:span></text:p>
        </text:list-item>
        <text:list-item>
          <text:p text:style-name="P268">task_CAN_Data_Digester.c : </text:p>
          <text:list>
            <text:list-item>
              <text:p text:style-name="P269">G-Meter</text:p>
            </text:list-item>
            <text:list-item>
              <text:p text:style-name="P270">Bedingung für FlightStatusCounter--; → Landungserkennung geändert !!!!</text:p>
            </text:list-item>
            <text:list-item>
              <text:p text:style-name="P271">Größere Umbauten und Korrekturen an der Windrechnung wegen Umstellung von uint32_t auf float</text:p>
            </text:list-item>
          </text:list>
        </text:list-item>
      </text:list>
      <text:p text:style-name="P89"/>
      <text:p text:style-name="P89"><text:s/></text:p>
      <text:p text:style-name="P31"><text:span text:style-name="T118">0</text:span><text:span text:style-name="T119">6</text:span><text:span text:style-name="T118">.09</text:span><text:span text:style-name="T28">.2021<text:tab/></text:span><text:span text:style-name="T4">Version </text:span>0.<text:span text:style-name="T93">5.</text:span><text:span text:style-name="T115">1</text:span><text:span text:style-name="T119">7</text:span><text:span text:style-name="T93"><text:line-break/></text:span></text:p>
      <text:list xml:id="list111106292906375" text:continue-numbering="true" text:style-name="L1">
        <text:list-item>
          <text:p text:style-name="P272">main.h : Anpassung Prios</text:p>
        </text:list-item>
        <text:list-item>
          <text:p text:style-name="P272">FatFs_API\src\fats_platform.c : Einbau von Zeitstufen, um beim Einlegen einer usd-Karte FlipFlopSituationen zu vermeiden.</text:p>
        </text:list-item>
        <text:list-item>
          <text:p text:style-name="P273">Generic_Conts.h, Generic_Types, Generic_Field_Descriptors.c : <text:line-break/>Einführung von zwei neuen Feldern : RMSTurbulence und MaxG</text:p>
        </text:list-item>
        <text:list-item>
          <text:p text:style-name="P274">Config_Lib : ForceSDSave, Turbulence_Tau, FlapsLL, FlapsUL verändert</text:p>
        </text:list-item>
        <text:list-item>
          <text:p text:style-name="P275">Plane_Lib.c : Force behavior as fixed wind plane without flaps, <text:span text:style-name="T120">war vorher in task_BackGround .c</text:span></text:p>
        </text:list-item>
        <text:list-item>
          <text:p text:style-name="P276">task_CAN_Bus_Receiver</text:p>
          <text:list>
            <text:list-item>
              <text:p text:style-name="P276">Fehlerbeseitigung : Ausbau des vTaskDelay aus dem Test</text:p>
            </text:list-item>
            <text:list-item>
              <text:p text:style-name="P276">g_CanBusDataXfer_wSensor_established <text:s/>- <text:span text:style-name="T121">jetzt nur noch nach im Empfang <text:s/>der Euler-Winkel</text:span></text:p>
            </text:list-item>
            <text:list-item>
              <text:p text:style-name="P277">Dämpfung bei AmPressure und AmbDensity eingebaut</text:p>
            </text:list-item>
            <text:list-item>
              <text:p text:style-name="P277">Einbau RMSTurbiulence und MaxG (experimentell)</text:p>
            </text:list-item>
            <text:list-item>
              <text:p text:style-name="P278">Schleppzeiger für g_ConfigData.FlapsLL und g_ConfigData.FlapsUL</text:p>
            </text:list-item>
          </text:list>
        </text:list-item>
        <text:list-item>
          <text:p text:style-name="P278">task_CAN_Data_Digester.c : FlapsSpread</text:p>
        </text:list-item>
        <text:list-item>
          <text:p text:style-name="P279">task_ImageBuilder von Flaps-Gedöns befreit</text:p>
        </text:list-item>
      </text:list>
      <text:p text:style-name="P88"/>
      <text:p text:style-name="P88"/>
      <text:p text:style-name="P31"><text:span text:style-name="T118">03.09</text:span><text:span text:style-name="T28">.2021<text:tab/></text:span><text:span text:style-name="T4">Version </text:span>0.<text:span text:style-name="T93">5.</text:span><text:span text:style-name="T115">1</text:span><text:span text:style-name="T118">6</text:span><text:span text:style-name="T93"><text:line-break/></text:span></text:p>
      <text:list xml:id="list111107654487248" text:continue-numbering="true" text:style-name="L1">
        <text:list-item>
          <text:p text:style-name="P362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7">31</text:span><text:span text:style-name="T28">.08.2021<text:tab/></text:span><text:span text:style-name="T4">Version </text:span>0.<text:span text:style-name="T93">5.</text:span><text:span text:style-name="T115">1</text:span><text:span text:style-name="T117">4</text:span><text:span text:style-name="T93"><text:line-break/></text:span></text:p>
      <text:list xml:id="list111106682795752" text:continue-numbering="true" text:style-name="L1">
        <text:list-item>
          <text:p text:style-name="P280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280">Generic_Signature.c : Länge von 5 auf 4 korrigiert<text:line-break/><text:line-break/></text:p>
        </text:list-item>
      </text:list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</text:span><text:span text:style-name="T116">3</text:span><text:span text:style-name="T93"><text:line-break/></text:span></text:p>
      <text:list xml:id="list111107350488050" text:continue-numbering="true" text:style-name="L1">
        <text:list-item>
          <text:p text:style-name="P363"><text:soft-page-break/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281">Vario_Zeiger_Tau wieder eingeführt</text:p>
        </text:list-item>
        <text:list-item>
          <text:p text:style-name="P282">passiv (aus BL): Veränderungen in Flash_F4xx_Lib.c</text:p>
        </text:list-item>
      </text:list>
      <text:p text:style-name="P29"/>
      <text:p text:style-name="P87"/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0</text:span><text:span text:style-name="T93"><text:line-break/></text:span></text:p>
      <text:list xml:id="list2892922448" text:style-name="L2">
        <text:list-item>
          <text:p text:style-name="P383"><text:span text:style-name="T58">E</text:span><text:span text:style-name="T57">inbau Totband in Flaps Sensorik</text:span></text:p>
        </text:list-item>
        <text:list-item>
          <text:p text:style-name="P283">Generic_Consts: c_FlapsSpread eingeführt</text:p>
        </text:list-item>
        <text:list-item>
          <text:p text:style-name="P283">Generic_Types : g_ConfigData.FlapsLL und -UL eingeführt</text:p>
        </text:list-item>
        <text:list-item>
          <text:p text:style-name="P384"><text:span text:style-name="T57">Generic_FieldDescriptor : neues Feld <text:s/></text:span><text:span text:style-name="T65">c_FlapsSpread</text:span></text:p>
        </text:list-item>
        <text:list-item>
          <text:p text:style-name="P384"><text:span text:style-name="T65">C</text:span><text:span text:style-name="T57">onfig_LIB : g_ConfigData.FlapsLL/UL</text:span></text:p>
        </text:list-item>
        <text:list-item>
          <text:p text:style-name="P385"><text:span text:style-name="T66">Plane</text:span><text:span text:style-name="T57">_LIB : g_ConfigData.FlapsLL/UL</text:span></text:p>
        </text:list-item>
        <text:list-item>
          <text:p text:style-name="P284">task_ImageBuilder : Sonderbehandlung für Programm c_Flaps_Control</text:p>
        </text:list-item>
      </text:list>
      <text:p text:style-name="P86"/>
      <text:p text:style-name="P86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11107019983764" text:continue-numbering="true" text:style-name="L2">
        <text:list-item>
          <text:p text:style-name="P364"><text:span text:style-name="T58">c_Vario_Zeiger_Tau </text:span><text:span text:style-name="T64">obsolete, deleted</text:span></text:p>
        </text:list-item>
        <text:list-item>
          <text:p text:style-name="P285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386"><text:span text:style-name="T64">G</text:span><text:span text:style-name="T57">eneric_FieldDescriptors.c : viele optische Korrekturen an den Anzeige -Texten</text:span></text:p>
        </text:list-item>
        <text:list-item>
          <text:p text:style-name="P286">Überarbeitung/Straffung von PrgNav_Lib im Kontext ChangeValue</text:p>
        </text:list-item>
        <text:list-item>
          <text:p text:style-name="P287">NV_Main : Straffung der Struktur Checks</text:p>
        </text:list-item>
        <text:list-item>
          <text:p text:style-name="P287">Plane_LIB : kann jetzt zwei Formate verarbeiten (temporär)</text:p>
        </text:list-item>
        <text:list-item>
          <text:p text:style-name="P288">Alle bisherigen fzt-s überarbeitet aufs neue Format gehoben</text:p>
        </text:list-item>
      </text:list>
      <text:p text:style-name="P86"/>
      <text:p text:style-name="P27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3">8</text:span><text:span text:style-name="T93"><text:line-break/></text:span></text:p>
      <text:list xml:id="list111105890314846" text:continue-numbering="true" text:style-name="L2">
        <text:list-item>
          <text:p text:style-name="P289">Beim SystemStart Taste oben gedrückt halten führt zum Rücksetzen auf MasterDefaultCinfigData.</text:p>
        </text:list-item>
        <text:list-item>
          <text:p text:style-name="P387"><text:span text:style-name="T40">F</text:span><text:span text:style-name="T38">arbgebung für Alarmzustände überarbeitet</text:span></text:p>
          <text:list>
            <text:list-item>
              <text:p text:style-name="P289">VarioFarben</text:p>
              <text:list>
                <text:list-item>
                  <text:p text:style-name="P388"><text:span text:style-name="T38">Gelb<text:tab/>: </text:span><text:span text:style-name="T41">Überschreitung VRA</text:span></text:p>
                </text:list-item>
                <text:list-item>
                  <text:p text:style-name="P389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388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290">Umbau auf neue Notierung der Wölbklappenstellungen</text:p>
          <text:list>
            <text:list-item>
              <text:p text:style-name="P392">Convention : </text:p>
              <text:list>
                <text:list-item>
                  <text:p text:style-name="P388"><text:span text:style-name="T111">Flaps <text:s text:c="2"/>0% <text:s/>corresponds to max Flaps Setting </text:span><text:span text:style-name="T112">aka</text:span><text:span text:style-name="T111"> Landing Position</text:span></text:p>
                </text:list-item>
                <text:list-item>
                  <text:p text:style-name="P388"><text:span text:style-name="T111">Flap2 100% <text:s/>corresponds to </text:span><text:span text:style-name="T112">min</text:span><text:span text:style-name="T111"> Flaps Setting </text:span><text:span text:style-name="T112">aka</text:span><text:span text:style-name="T111"> High Speed</text:span></text:p>
                </text:list-item>
              </text:list>
            </text:list-item>
          </text:list>
        </text:list-item>
        <text:list-item>
          <text:p text:style-name="P290">Anpassung der Routinen in Plane_Lib</text:p>
        </text:list-item>
        <text:list-item>
          <text:p text:style-name="P291">Neue Routinen in Portable_Utils :</text:p>
          <text:list>
            <text:list-item>
              <text:p text:style-name="P291"><text:s text:c="2"/>uint32_t <text:s/>MakeLOCFromUTCTinme <text:s text:c="6"/>( uint32_t GPS_date_time, int8_t <text:s/>UTC_Offset );</text:p>
            </text:list-item>
            <text:list-item>
              <text:p text:style-name="P291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292">Reduktion auf 3 SpeedAlert s</text:p>
        </text:list-item>
        <text:list-item>
          <text:p text:style-name="P292">VarioPage : Positionierung der Items über den Feldern neu justiert</text:p>
        </text:list-item>
        <text:list-item>
          <text:p text:style-name="P293">LogNError_OutPut_lib : </text:p>
          <text:list>
            <text:list-item>
              <text:p text:style-name="P293">neue Routine PushAlarm</text:p>
            </text:list-item>
            <text:list-item>
              <text:p text:style-name="P295"><text:soft-page-break/>Start_Log_Output erwitert : Jetzt mit Datum und Zeit-Ausgabe</text:p>
            </text:list-item>
            <text:list-item>
              <text:p text:style-name="P295">Output_2_SDCard_Log ebenfalls um Zeit-Ausgabe erwitert (ms)</text:p>
            </text:list-item>
          </text:list>
        </text:list-item>
        <text:list-item>
          <text:p text:style-name="P294">Fehlerkorrektur in SD_Card_lib : SD_Card_File_Delete</text:p>
        </text:list-item>
        <text:list-item>
          <text:p text:style-name="P296">Umbau PrgNav_Lib : Nutzung de neuen ZeitString-Routinen</text:p>
        </text:list-item>
        <text:list-item>
          <text:p text:style-name="P296">Explanation Sonderfälle : Fehlerausgabe auskommentiert</text:p>
        </text:list-item>
        <text:list-item>
          <text:p text:style-name="P297">task_MMI : Vereinfachung durch ChanceValue Routine</text:p>
        </text:list-item>
        <text:list-item>
          <text:p text:style-name="P298">BuildVarioPage : <text:span text:style-name="T114">R</text:span>eduction au<text:span text:style-name="T114">f</text:span> 3 SpeedAlerts</text:p>
        </text:list-item>
        <text:list-item>
          <text:p text:style-name="P299">Config_Lib : MasterDefaults für DG800b/18m verbessert</text:p>
        </text:list-item>
        <text:list-item>
          <text:p text:style-name="P300">Plane_Lib : </text:p>
          <text:list>
            <text:list-item>
              <text:p text:style-name="P300">Korrekturen <text:span text:style-name="T114">in der String-Behandlung</text:span></text:p>
            </text:list-item>
            <text:list-item>
              <text:p text:style-name="P300"><text:span text:style-name="T114">J</text:span>etzt Flugzeugtyp-Bezeichnungen mit Sonderzeichen erlaubt</text:p>
            </text:list-item>
            <text:list-item>
              <text:p text:style-name="P301">Routine CurrentFlapsPosition an das neue fzt-Format angepasst </text:p>
            </text:list-item>
          </text:list>
        </text:list-item>
        <text:list-item>
          <text:p text:style-name="P301">Erweiterung task_BackGround für User-Interaction für Start mit Master-Default Werten</text:p>
        </text:list-item>
        <text:list-item>
          <text:p text:style-name="P302">task_CAN-Data_Digester : Reduktion auf 3 SpeedAlerts</text:p>
        </text:list-item>
      </text:list>
      <text:p text:style-name="P26"/>
      <text:p text:style-name="P24"/>
      <text:p text:style-name="P26"><text:span text:style-name="T94">2</text:span><text:span text:style-name="T107">3</text:span><text:span text:style-name="T28">.08.2021<text:tab/></text:span><text:span text:style-name="T4">Version </text:span>0.<text:span text:style-name="T93">5.</text:span><text:span text:style-name="T107">7</text:span><text:span text:style-name="T93"><text:line-break/></text:span></text:p>
      <text:list xml:id="list111107527094224" text:continue-numbering="true" text:style-name="L2">
        <text:list-item>
          <text:p text:style-name="P303">System ist jetzt fest gegen uSD Wechsel</text:p>
          <text:list>
            <text:list-item>
              <text:p text:style-name="P303">uSD kann im laufenden Betrieb eingeführt werden und arbeitet ok</text:p>
            </text:list-item>
            <text:list-item>
              <text:p text:style-name="P303">Wenn die uSD im lauufenden Betrieb entfernt wird, erfolgt ein Neustart</text:p>
            </text:list-item>
          </text:list>
        </text:list-item>
        <text:list-item>
          <text:p text:style-name="P303">Wenn keine uSD im Slot ist, erscheint auf der Vario-Seite in der oberen rechten Ecke ein Hinweis</text:p>
        </text:list-item>
        <text:list-item>
          <text:p text:style-name="P304">SD_Card_Lib : Routine &lt;SD_Link_and_Mount&gt; erweietert zu &lt;SD_Test_Link_and_Mount&gt;</text:p>
          <text:list>
            <text:list-item>
              <text:p text:style-name="P304">alle entsprechenden Referenzen angepasst</text:p>
            </text:list-item>
          </text:list>
        </text:list-item>
        <text:list-item>
          <text:p text:style-name="P365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393"><text:span text:style-name="T42">BuildVarioPage : Paint_SD_Status </text:span><text:span text:style-name="T55">(residiert in Graphics_Lib.c)</text:span></text:p>
        </text:list-item>
      </text:list>
      <text:p text:style-name="P85"/>
      <text:p text:style-name="P85"/>
      <text:p text:style-name="P25"><text:span text:style-name="T94">2</text:span><text:span text:style-name="T108">2</text:span><text:span text:style-name="T28">.08.2021<text:tab/></text:span><text:span text:style-name="T4">Version </text:span>0.<text:span text:style-name="T93">5.</text:span><text:span text:style-name="T108">6</text:span><text:span text:style-name="T93"><text:line-break/></text:span></text:p>
      <text:list xml:id="list111107750314819" text:continue-numbering="true" text:style-name="L2">
        <text:list-item>
          <text:p text:style-name="P305">I2C Handler : Variable &lt;g_I2C_Init_count&gt; obsolete und entfernt</text:p>
          <text:list>
            <text:list-item>
              <text:p text:style-name="P306">auch in NV_Main</text:p>
            </text:list-item>
          </text:list>
        </text:list-item>
        <text:list-item>
          <text:p text:style-name="P307">Variable &lt;g_deferred_action_counter&gt; <text:span text:style-name="T109">obsolete und entfernt</text:span></text:p>
          <text:list>
            <text:list-item>
              <text:p text:style-name="P306">auch in task_BackGround</text:p>
            </text:list-item>
          </text:list>
        </text:list-item>
        <text:list-item>
          <text:p text:style-name="P307">task_Buzzer : HighWaterMark eingeführt</text:p>
        </text:list-item>
        <text:list-item>
          <text:p text:style-name="P308">task_IO_FrontEnd : StackSize von 128 auf 64 reduziert</text:p>
        </text:list-item>
        <text:list-item>
          <text:p text:style-name="P309">task_CAN_Bus_Sender : HighWaterMark eingeführt</text:p>
        </text:list-item>
      </text:list>
      <text:p text:style-name="P24"/>
      <text:p text:style-name="P24"><text:span text:style-name="T94">2</text:span><text:span text:style-name="T104">2</text:span><text:span text:style-name="T28">.08.2021<text:tab/></text:span><text:span text:style-name="T4">Version </text:span>0.<text:span text:style-name="T93">5.</text:span><text:span text:style-name="T104">5</text:span><text:span text:style-name="T93"><text:line-break/></text:span></text:p>
      <text:list xml:id="list111107232064058" text:continue-numbering="true" text:style-name="L2">
        <text:list-item>
          <text:p text:style-name="P310"><text:span text:style-name="T104">Logging läuft (</text:span><text:span text:style-name="T105">nur oberflächlich getestet, noch ohne Instrumentierung des Codes</text:span><text:span text:style-name="T104">)</text:span></text:p>
        </text:list-item>
        <text:list-item>
          <text:p text:style-name="P312">Ausgabe der Flugzeugpolare ok</text:p>
        </text:list-item>
        <text:list-item>
          <text:p text:style-name="P313">alle Referenzen auf &lt;DBGLogger&gt; gelöscht</text:p>
        </text:list-item>
        <text:list-item>
          <text:p text:style-name="P313">alle Referenzen auf &lt;SDCLogger&gt; auf &lt;Logger&gt; <text:s/>umgebaut</text:p>
        </text:list-item>
        <text:list-item>
          <text:p text:style-name="P314">alle COMMON-Variablen bezügl &lt;Plane_Lib&gt; nach eben dort versch oben</text:p>
        </text:list-item>
        <text:list-item>
          <text:p text:style-name="P314">Generic_FieldDescriptor um die Text-Konstanen für &lt;Plane_Lib&gt; angereichert</text:p>
        </text:list-item>
        <text:list-item>
          <text:p text:style-name="P315">generell : &lt;MaxGlideRatio&gt; in &lt;MaxLoD&gt; umbenannt</text:p>
        </text:list-item>
        <text:list-item>
          <text:p text:style-name="P316">LogNError_OutPut um die Ropurinen &lt;Start_Log_OutPut&gt; und &lt;Perform_Log_OutPut&gt; erweitert</text:p>
        </text:list-item>
        <text:list-item>
          <text:p text:style-name="P316">SD_Card_Lib um delete-Funktion erweiert</text:p>
        </text:list-item>
        <text:list-item>
          <text:p text:style-name="P317"><text:soft-page-break/>task_Buzzer : Stack auf 256 reduziert</text:p>
        </text:list-item>
        <text:list-item>
          <text:p text:style-name="P318">Config_Lib / Flugzeugparameter um MaxTakeOffWeight und MaxBallast erweitert</text:p>
        </text:list-item>
        <text:list-item>
          <text:p text:style-name="P319">Plane_lib : Einbau der Ausgabe-Routinen, auch um <text:span text:style-name="T106">MaxTakeOffWeight und MaxBallast erweitert</text:span></text:p>
          <text:p text:style-name="P320"/>
        </text:list-item>
      </text:list>
      <text:p text:style-name="P23"/>
      <text:p text:style-name="P23"><text:span text:style-name="T94">20</text:span><text:span text:style-name="T28">.08.2021<text:tab/></text:span><text:span text:style-name="T4">Version </text:span>0.<text:span text:style-name="T93">5.</text:span><text:span text:style-name="T96">4</text:span><text:span text:style-name="T93"><text:line-break/></text:span></text:p>
      <text:list xml:id="list111106305713254" text:continue-numbering="true" text:style-name="L2">
        <text:list-item>
          <text:p text:style-name="P311">TurbulenceValue ist jetzt eine Variable in g_SensorData</text:p>
        </text:list-item>
        <text:list-item>
          <text:p text:style-name="P321"><text:span text:style-name="T97">Turbulence</text:span><text:span text:style-name="T98">Li</text:span><text:span text:style-name="T97">mit ist jetzt eine Variable in g_ConfigData</text:span></text:p>
        </text:list-item>
        <text:list-item>
          <text:p text:style-name="P322"><text:span text:style-name="T98">Dafür zwei neue Felder in Generic_FieldDescriptor.c, <text:line-break/></text:span><text:span text:style-name="T99">entsprechende Änderungen auch in Generic_Types.h</text:span></text:p>
        </text:list-item>
        <text:list-item>
          <text:p text:style-name="P323"><text:span text:style-name="T99">Noch einmal Änderungen an der Programm-Struktur </text:span><text:span text:style-name="T100">(Experts_Setup, Experimental)</text:span></text:p>
        </text:list-item>
        <text:list-item>
          <text:p text:style-name="P329">GPS_UTC_Offset jetzt int8_t</text:p>
        </text:list-item>
        <text:list-item>
          <text:p text:style-name="P330">Buzzer wieder aktiviert</text:p>
        </text:list-item>
        <text:list-item>
          <text:p text:style-name="P324"><text:span text:style-name="T101">Fix in task_MMI : fehle</text:span><text:span text:style-name="T102">n</text:span><text:span text:style-name="T101">de Zeile &lt;l_Command = cCmdNothing;&gt; </text:span><text:span text:style-name="T102">im Bereich &lt;c_TurnIndicator&gt;<text:line-break/>ASSERT am Ende der Loop beseitigt</text:span></text:p>
        </text:list-item>
        <text:list-item>
          <text:p text:style-name="P331">Config_Lib.c : Einbau Turbulence-Variablen</text:p>
        </text:list-item>
        <text:list-item>
          <text:p text:style-name="P332">task_BackGround : Verhinderung unsinniger Programmsituationen, wenn keine uSD gesteckt ist oder wenn ein Flugzeugtyp ohne Klappen benutzt wird.</text:p>
        </text:list-item>
        <text:list-item>
          <text:p text:style-name="P333">task_CAN_Bus_Receiver : Turbulence</text:p>
        </text:list-item>
        <text:list-item>
          <text:p text:style-name="P333">task_CAN_Data_Digester : Turbulence</text:p>
        </text:list-item>
        <text:list-item>
          <text:p text:style-name="P325"><text:span text:style-name="T103">task_ImageBuilder : SweepLight vereinfacht</text:span><text:line-break/></text:p>
        </text:list-item>
      </text:list>
      <text:p text:style-name="P21"><text:span text:style-name="T94">20</text:span><text:span text:style-name="T28">.08.2021<text:tab/></text:span><text:span text:style-name="T4">Version </text:span>0.<text:span text:style-name="T93">5.</text:span><text:span text:style-name="T94">2</text:span><text:span text:style-name="T93"><text:line-break/></text:span></text:p>
      <text:list xml:id="list111106839211507" text:continue-numbering="true" text:style-name="L2">
        <text:list-item>
          <text:p text:style-name="P334">Überarbeitung Menue-Schema</text:p>
        </text:list-item>
        <text:list-item>
          <text:p text:style-name="P335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36">Überarbeitung der Nenue-Seite &lt;Polar-Curve-Check&gt;</text:p>
        </text:list-item>
        <text:list-item>
          <text:p text:style-name="P326"><text:span text:style-name="T95">Einbau Turbulenz-Überwachung (experimentell)</text:span><text:line-break/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<text:span text:style-name="T93">5.1<text:line-break/></text:span></text:p>
      <text:list xml:id="list111107760348584" text:continue-numbering="true" text:style-name="L2">
        <text:list-item>
          <text:p text:style-name="P327">General-Umbau der Eingabe-Mimik mit dem Ziel, die Folgen einer Wertveränderung in Realzeit zu sehen, anstatt, wie vorher, immer auf das Abspeichern warten zu müssen.</text:p>
        </text:list-item>
        <text:list-item>
          <text:p text:style-name="P327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28">Beide Paradigmen führen zum gleichen Ergebnis, aber das neue Paradigma ist wesentlich benutzer-freundlich.</text:p>
        </text:list-item>
        <text:list-item>
          <text:p text:style-name="P337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366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</text:span><text:soft-page-break/><text:span text:style-name="T50">&lt;GetFieldDescrTableIndexFor&gt; </text:span><text:span text:style-name="T51">wird damit nahezu obsolete.</text:span></text:p>
        </text:list-item>
        <text:list-item>
          <text:p text:style-name="P338">PrgNav_Lib.c wurde aufgebohrt : </text:p>
          <text:list>
            <text:list-item>
              <text:p text:style-name="P338">Unset_Selected und Set_Selected ersetzen Select und DeSelecht</text:p>
            </text:list-item>
            <text:list-item>
              <text:p text:style-name="P338">ChangeValue ist jetzt die zentrale und einzige Rourine zum Ändern von Werten</text:p>
            </text:list-item>
            <text:list-item>
              <text:p text:style-name="P339">Save_Old_Value und Restore_Old_Value sind neu (siehe Paradigmenwechsel).</text:p>
            </text:list-item>
          </text:list>
        </text:list-item>
        <text:list-item>
          <text:p text:style-name="P340">task_Buzzer ist weider da</text:p>
        </text:list-item>
        <text:list-item>
          <text:p text:style-name="P340">Umbau der Programmstruktur (noch tentativ)</text:p>
        </text:list-item>
        <text:list-item>
          <text:p text:style-name="P341">task_MMI : Paradigmenwechsel</text:p>
        </text:list-item>
        <text:list-item>
          <text:p text:style-name="P367"><text:span text:style-name="T52">NV_Main : neue Struktur-Tests</text:span><text:span text:style-name="T47"><text:line-break/></text:span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4.<text:span text:style-name="T90">4</text:span><text:span text:style-name="T92">2</text:span></text:p>
      <text:p text:style-name="P19"/>
      <text:list xml:id="list111107210823410" text:continue-numbering="true" text:style-name="L2">
        <text:list-item>
          <text:p text:style-name="P368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42">Wirksamkeit nach DeSelect wird ersetzt durch Wirksamkeit während der Eingabe</text:p>
            </text:list-item>
            <text:list-item>
              <text:p text:style-name="P343">Alter Wert wird beim Select gespeichert und bei Escape wieder eingespielt.<text:line-break/></text:p>
            </text:list-item>
          </text:list>
        </text:list-item>
      </text:list>
      <text:p text:style-name="P22"><text:span text:style-name="T84">1</text:span><text:span text:style-name="T90">6</text:span><text:span text:style-name="T28">.08.2021<text:tab/></text:span><text:span text:style-name="T4">Version </text:span>0.4.<text:span text:style-name="T90">4</text:span><text:span text:style-name="T91">1</text:span></text:p>
      <text:p text:style-name="P19"/>
      <text:list xml:id="list111106135060653" text:continue-numbering="true" text:style-name="L2">
        <text:list-item>
          <text:p text:style-name="P369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4">1</text:span><text:span text:style-name="T90">6</text:span><text:span text:style-name="T28">.08.2021<text:tab/></text:span><text:span text:style-name="T4">Version </text:span>0.4.<text:span text:style-name="T90">40</text:span></text:p>
      <text:p text:style-name="P18"/>
      <text:list xml:id="list111106925178872" text:continue-numbering="true" text:style-name="L2">
        <text:list-item>
          <text:p text:style-name="P344">Einlesen der neuen Polaren funktioniert</text:p>
        </text:list-item>
        <text:list-item>
          <text:p text:style-name="P370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45">Anzahl der einlesbaren Items auf 8 begrenzt, war auf 9, ist in BL noch nicht umgesetzt</text:p>
        </text:list-item>
        <text:list-item>
          <text:p text:style-name="P346">Portable_Utils : portable_atof korrigiert</text:p>
        </text:list-item>
        <text:list-item>
          <text:p text:style-name="P371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9</text:span></text:p>
      <text:p text:style-name="P17"/>
      <text:list xml:id="list111107848203462" text:continue-numbering="true" text:style-name="L2">
        <text:list-item>
          <text:p text:style-name="P372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8</text:span></text:p>
      <text:p text:style-name="P16"/>
      <text:list xml:id="list111106219774273" text:continue-numbering="true" text:style-name="L2">
        <text:list-item>
          <text:p text:style-name="P347">Präprozessor Direktive SHORT_DEFER_TIME eingeführt als Testunterstützung</text:p>
        </text:list-item>
        <text:list-item>
          <text:p text:style-name="P348"><text:span text:style-name="T85">Präprozessor Direktive </text:span><text:span text:style-name="T88">SD_AVAILABLE entfernt</text:span></text:p>
        </text:list-item>
        <text:list-item>
          <text:p text:style-name="P350">Portable_Utils : portable_memcmp liefert jetzt int16_t statt uint16_t </text:p>
        </text:list-item>
        <text:list-item>
          <text:p text:style-name="P351">Kern der Routine wurde korrigiert, damit jetzt positive oder negative Indices zurückgeliefetr werden, die auf das erste unterschiedliche Byte weisen</text:p>
        </text:list-item>
        <text:list-item>
          <text:p text:style-name="P394">g_no_of_fzt_files_found <text:span text:style-name="T86">eingeführt</text:span></text:p>
        </text:list-item>
        <text:list-item>
          <text:p text:style-name="P396">Generic_Const : SHORT_DEFER_TIME</text:p>
        </text:list-item>
        <text:list-item>
          <text:p text:style-name="P397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373">SD_Card_Wait_Mutex <text:span text:style-name="T87">wieder eingeführt</text:span></text:p>
        </text:list-item>
        <text:list-item>
          <text:p text:style-name="P401"><text:soft-page-break/>SD_Card_Lib: größere Umbauten wegen der Mutex-Anbindung, konsequente Umstellung auf ASSERT</text:p>
        </text:list-item>
        <text:list-item>
          <text:p text:style-name="P402">Plane_Lib : bekam neue Member-Routine : ReadPlaneDataFromSD</text:p>
        </text:list-item>
        <text:list-item>
          <text:p text:style-name="P403">task_BackGround : liest die Liste der fzt-Files von der uSD.</text:p>
        </text:list-item>
        <text:list-item>
          <text:p text:style-name="P404">task_ImageBuilder : Mutex wieder auf den alten Zustand gebracht, der dann auch funktioniert.<text:line-break/></text:p>
        </text:list-item>
      </text:list>
      <text:p text:style-name="P15"><text:span text:style-name="T84">11</text:span><text:span text:style-name="T28">.08.2021<text:tab/></text:span><text:span text:style-name="T4">Version </text:span>0.4.<text:span text:style-name="T29">3</text:span><text:span text:style-name="T84">7</text:span></text:p>
      <text:p text:style-name="P15"/>
      <text:list xml:id="list111106365853744" text:continue-numbering="true" text:style-name="L2">
        <text:list-item>
          <text:p text:style-name="P349">auf dem Weg zum Einlesen von Polarendaten</text:p>
        </text:list-item>
        <text:list-item>
          <text:p text:style-name="P395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11106716862032" text:continue-numbering="true" text:style-name="L2">
        <text:list-item>
          <text:p text:style-name="P391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390">Anzeigealgo für die Wölbklappe geändert :</text:p>
          <text:list>
            <text:list-item>
              <text:p text:style-name="P399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00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398">OAS_Error &gt; 0 zu langsam, schneller werden <text:s text:c="3"/>Flaps zu positiv <text:s text:c="11"/>→ Flip Flop</text:p>
            </text:list-item>
            <text:list-item>
              <text:p text:style-name="P400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398">OAS_Error &lt; 0 zu schnell, langsamer werden <text:s text:c="3"/>Flaps zu positiv <text:s text:c="11"/>→ Flip Flop</text:p>
            </text:list-item>
            <text:list-item>
              <text:p text:style-name="P398">Beim Kurbeln, keine Vorschläge für Wölbklappen (Dreiecke) , keine Chevrons</text:p>
            </text:list-item>
          </text:list>
        </text:list-item>
      </text:list>
      <text:p text:style-name="P116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11107842981156" text:continue-numbering="true" text:style-name="L2">
        <text:list-item>
          <text:p text:style-name="P405">Rückbau auf ADC mit Draw Wire Poti</text:p>
        </text:list-item>
        <text:list-item>
          <text:p text:style-name="P406">Kommunikation mit Audio ok</text:p>
        </text:list-item>
        <text:list-item>
          <text:p text:style-name="P407"><text:span text:style-name="T30">AAV BaDataTypes : <text:s/>math – embedded_math if clause Einba</text:span><text:span text:style-name="T31">u</text:span></text:p>
        </text:list-item>
        <text:list-item>
          <text:p text:style-name="P408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09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10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12">Generic_FieldDescriptors : Div Anpassungen (DIP-Switches, AllowSwitchBack, Wegfall LIDAR, Neubau ADC-Flaps</text:p>
        </text:list-item>
        <text:list-item>
          <text:p text:style-name="P413">Umbau I2C_Handler : bool weg, dafür uint8_t</text:p>
        </text:list-item>
        <text:list-item>
          <text:p text:style-name="P414">task_MMI : harter Sprung nach Application, ohne Umwege</text:p>
        </text:list-item>
        <text:list-item>
          <text:p text:style-name="P415">Config_Lib.c : AllowSwitchBack</text:p>
        </text:list-item>
        <text:list-item>
          <text:p text:style-name="P416">NV_Main : Anpassungen DIP-Switches</text:p>
        </text:list-item>
        <text:list-item>
          <text:p text:style-name="P417">Plane.c : ASW20</text:p>
        </text:list-item>
        <text:list-item>
          <text:p text:style-name="P418">task_CAN_Bus_Receiver.c : Anpassung an ADC und DIP-Switches</text:p>
        </text:list-item>
        <text:list-item>
          <text:p text:style-name="P411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11107162509211" text:continue-numbering="true" text:style-name="L2">
        <text:list-item>
          <text:p text:style-name="P419">SD_CARD_Mutex vereinfacht.</text:p>
        </text:list-item>
        <text:list-item>
          <text:p text:style-name="P420">Config-Switch ADC_AMBIENTLIGHT ist weggefallen.</text:p>
        </text:list-item>
        <text:list-item>
          <text:p text:style-name="P420"><text:soft-page-break/>ADC_Lib.c/h <text:s/>so umgebaut, dass mehrere Kanäle gemessen werden können (Hilfe von Max). ABER : Das ist noch nicht die große Lösung. ZZ wird doch nur einer gemessen.</text:p>
        </text:list-item>
        <text:list-item>
          <text:p text:style-name="P420">PWM_Lib.c/h jetzt ganz rudimentär</text:p>
        </text:list-item>
        <text:list-item>
          <text:p text:style-name="P420">Portable_Utils : neue Funktion : FirstBitNoSet</text:p>
        </text:list-item>
        <text:list-item>
          <text:p text:style-name="P422">EEProm_Lib : I2C1_Init im Fall von I2C Malfunction</text:p>
        </text:list-item>
        <text:list-item>
          <text:p text:style-name="P420">main.cpp : Minimale Änderungen, notwendig aus den o.g. Änderungen</text:p>
        </text:list-item>
        <text:list-item>
          <text:p text:style-name="P421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23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23">Plane.c : Änderungen aus der sematischen Änderung Pattern → Position, <text:line-break/>Routine CurrentFlapsPosition stark verändert</text:p>
        </text:list-item>
        <text:list-item>
          <text:p text:style-name="P423">task_BackGround : Wegfall ADC_AMBIENTLIGHT</text:p>
        </text:list-item>
        <text:list-item>
          <text:p text:style-name="P424">Generic_CAN_Ids.c : Noise, Temp, Humidity</text:p>
        </text:list-item>
        <text:list-item>
          <text:p text:style-name="P425">Signature verarmt um NextAction</text:p>
        </text:list-item>
        <text:list-item>
          <text:p text:style-name="P426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11106306061209" text:continue-numbering="true" text:style-name="L2">
        <text:list-item>
          <text:p text:style-name="P427">EEProm Layout Konstanten sind umgezogen nach Generic_Const.h, deshalb war auch eine Änderungen in task_I2C_Handler.c notwendig.</text:p>
        </text:list-item>
        <text:list-item>
          <text:p text:style-name="P374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11107066543929" text:continue-numbering="true" text:style-name="L2">
        <text:list-item>
          <text:p text:style-name="P428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29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11107670702800" text:continue-numbering="true" text:style-name="L2">
        <text:list-item>
          <text:p text:style-name="P375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656330684" text:style-name="L3">
        <text:list-item>
          <text:p text:style-name="P430"><text:soft-page-break/>CAN Protokoll jetzt mit int32_t statt float für No<text:span text:style-name="T17">rmed</text:span>_Frequency <text:line-break/>(auf Wunsch eines einzelnen Herrn)</text:p>
        </text:list-item>
        <text:list-item>
          <text:p text:style-name="P431">QNH und HomePort_Elevation sind jetzt im Zustand c_AirBorne änderbar, <text:line-break/>beides wirkt sich auf die Höhenberechnungen aus</text:p>
        </text:list-item>
        <text:list-item>
          <text:p text:style-name="P432">Audio wird nach dem Start jetzt mit Standard-Beep versorgt, bis CAN-XFER steht. Hintergrund : Nach dem Einschalten würde man sonst nicht wissen, ob das Audio mitspielt.</text:p>
        </text:list-item>
        <text:list-item>
          <text:p text:style-name="P432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11106079560565" text:continue-numbering="true" text:style-name="L3">
        <text:list-item>
          <text:p text:style-name="P433">Klausens Änderung an portable_ftoa wieder zurückgenommen</text:p>
        </text:list-item>
        <text:list-item>
          <text:p text:style-name="P433">Anpassung CAN-Datenverkehr an Wölbklappen per DGIO : Fast alle Generics ….</text:p>
        </text:list-item>
        <text:list-item>
          <text:p text:style-name="P433">Signal-Volume jetzt max ( SC_Volume, Vario_Volume ) * 1.25</text:p>
        </text:list-item>
        <text:list-item>
          <text:p text:style-name="P433">PrgNav_Lib : Modification in Flight korrigiert + Wölbklappen über DGIO</text:p>
        </text:list-item>
        <text:list-item>
          <text:p text:style-name="P433">task_MMI : Anpassungen für Wölbklappen über DGIO, Wegfall Calibration</text:p>
        </text:list-item>
        <text:list-item>
          <text:p text:style-name="P433">Layout BootPage korrigiert</text:p>
        </text:list-item>
        <text:list-item>
          <text:p text:style-name="P433">VarioPage : größere Umbauten für Übersichtlichkeit und für Wölbklappen-Mimik</text:p>
        </text:list-item>
        <text:list-item>
          <text:p text:style-name="P434">Config_lib : <text:s/><text:span text:style-name="T15">Anpassungen für Wölbklappen über DGIO</text:span></text:p>
        </text:list-item>
        <text:list-item>
          <text:p text:style-name="P434">NV_Main : <text:s/><text:span text:style-name="T15">Anpassungen für Wölbklappen über DGIO</text:span></text:p>
        </text:list-item>
        <text:list-item>
          <text:p text:style-name="P434">Plane.c : <text:s/><text:span text:style-name="T15">Anpassungen für Wölbklappen-</text:span>Mimik</text:p>
        </text:list-item>
        <text:list-item>
          <text:p text:style-name="P434">task_CAN_Receiver : <text:span text:style-name="T15">Anpassung CAN-Datenverkehr an Wölbklappen per DGIO</text:span></text:p>
        </text:list-item>
        <text:list-item>
          <text:p text:style-name="P434">task_CAN_Digester : QNH- HomePort-Elevation Handling</text:p>
        </text:list-item>
        <text:list-item>
          <text:p text:style-name="P434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11106176380705" text:continue-numbering="true" text:style-name="L3">
        <text:list-item>
          <text:p text:style-name="P435">embedded_math eingeführt (Danke Klaus)</text:p>
          <text:list>
            <text:list-item>
              <text:p text:style-name="P435">AAV BaGraphicFunctions.c angepasst</text:p>
            </text:list-item>
            <text:list-item>
              <text:p text:style-name="P436">AAV BaGeoUtils.c angepasst</text:p>
            </text:list-item>
            <text:list-item>
              <text:p text:style-name="P436">AAV BaMathUtils.c angepasst</text:p>
            </text:list-item>
            <text:list-item>
              <text:p text:style-name="P438">Portable_Utils : portable_safe_tan angepasst</text:p>
            </text:list-item>
          </text:list>
        </text:list-item>
        <text:list-item>
          <text:p text:style-name="P436">Klausens Version von portable_ftoa wieder eingeführt nach Anpa<text:span text:style-name="T13">s</text:span>sung</text:p>
        </text:list-item>
        <text:list-item>
          <text:p text:style-name="P439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39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1821963961" text:style-name="L4">
        <text:list-item>
          <text:p text:style-name="P437">I2C_Mutex.c/h entfernt</text:p>
        </text:list-item>
        <text:list-item>
          <text:p text:style-name="P437">Portable_Utils : strcat entfernt</text:p>
        </text:list-item>
        <text:list-item>
          <text:p text:style-name="P437">Generic_CAN_Ids.h enthält jetzt auch die Codes für Signale</text:p>
        </text:list-item>
        <text:list-item>
          <text:p text:style-name="P437"><text:soft-page-break/>Generic_Const.h erweitert um Konstanten aus Audio<text:line-break/>Codes für Signale sind nach Generic_CAN_Ids gewandert</text:p>
        </text:list-item>
        <text:list-item>
          <text:p text:style-name="P437">task_Buzzer gelöscht, mit allen Anhängseln</text:p>
        </text:list-item>
        <text:list-item>
          <text:p text:style-name="P440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40">PrgNav_Lib.c : <text:span text:style-name="T10">verschiedene PushSignal eingebaut</text:span></text:p>
        </text:list-item>
        <text:list-item>
          <text:p text:style-name="P441">task_MMI.c : <text:span text:style-name="T10">PushSignal eingebaut</text:span></text:p>
        </text:list-item>
        <text:list-item>
          <text:p text:style-name="P443">task_CAN_Data_Digester.c : Climb Umschalter versetzt, damit der Climb-Averager über die Höhe das mit bekommt.</text:p>
        </text:list-item>
        <text:list-item>
          <text:p text:style-name="P441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11107828371916" text:continue-numbering="true" text:style-name="L4">
        <text:list-item>
          <text:p text:style-name="P442">IntCircleModeSwitch in Betrieb genommen, schaltet das Audio in den Climb-Mode, wenn eine Sollfahrt verlangt wird, die niedriger ist, als die Fahrt des besten Gleitens</text:p>
        </text:list-item>
        <text:list-item>
          <text:p text:style-name="P442">VarioPage.c AMM – Anzeigen nur wenn AirBorne</text:p>
        </text:list-item>
        <text:list-item>
          <text:p text:style-name="P442">Task-Audio_Controller.c <text:s/>: Volume Berechnung stark vereinfacht für climb und cruise,<text:line-break/>Einbau IntCircleModeSwitch</text:p>
        </text:list-item>
        <text:list-item>
          <text:p text:style-name="P442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44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11107051568436" text:continue-numbering="true" text:style-name="L4">
        <text:list-item>
          <text:p text:style-name="P445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45"><text:span text:style-name="T8">Field </text:span>Count korrigiert in Generic_Descriptor.c</text:p>
        </text:list-item>
        <text:list-item>
          <text:p text:style-name="P446">FlightStatus und SavedFlightStatus auf AirBorne gesetzt beim Programmstart</text:p>
        </text:list-item>
        <text:list-item>
          <text:p text:style-name="P447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82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11107979306477" text:continue-numbering="true" text:style-name="L4">
        <text:list-item>
          <text:p text:style-name="P448">CAN Treiber jetzt mit Selbstheilung (Klaus) : Läuft wieder an nach Beleidigung</text:p>
        </text:list-item>
        <text:list-item>
          <text:p text:style-name="P448">EEProm_Lib : Selbstheilung durch Re-Init von I2C nach sproadischem I2C-Fehler</text:p>
        </text:list-item>
        <text:list-item>
          <text:p text:style-name="P448">IO_Exp_Lib : Selbstheilung durch Re-Init von I2C nach sproadischem I2C-Fehler</text:p>
        </text:list-item>
        <text:list-item>
          <text:p text:style-name="P448">Neue Funktion : Portable_IntraDay_TimeDiff für Flugzeit</text:p>
        </text:list-item>
        <text:list-item>
          <text:p text:style-name="P376">Neue Felder : Startzeit, Landezeit, Flugzeit</text:p>
        </text:list-item>
        <text:list-item>
          <text:p text:style-name="P448">FreeRTOS_wrapper.h neu : Zeile 596 (Klaus)</text:p>
        </text:list-item>
        <text:list-item>
          <text:p text:style-name="P448">Main.cpp : Bereinigung von unbenutzten Funktionen</text:p>
        </text:list-item>
        <text:list-item>
          <text:p text:style-name="P449"><text:soft-page-break/>Generic_Const.h : Farbverwaltung jetzt (weitestgehend) zentral</text:p>
        </text:list-item>
        <text:list-item>
          <text:p text:style-name="P449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49">Fehler in Generic_Types.h beseitigt : MaxOffset muss int8_t sein statt uint8_t, kann in PrgNav_Lib.c negativ werden, führte zu unerklärlichem Verhalten beim Scrollen</text:p>
        </text:list-item>
        <text:list-item>
          <text:p text:style-name="P449">Einführung einer Variablen, um die AM-Errechnung nach Ellis ein/aus-schaltbar zu machen</text:p>
        </text:list-item>
        <text:list-item>
          <text:p text:style-name="P450">Basis der Ellis-Errechnung jetzt auf g_SensorData.Sensor_SR_Average gestellt, war vorher g_SensorData.GPS_ClimbRate, hat gezappelt</text:p>
        </text:list-item>
        <text:list-item>
          <text:p text:style-name="P377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377">Auto-SwitchBack im Zustand &lt;! OnGround&gt; wie gewohnt / &lt;<text:span text:style-name="T1">OnGround&gt; </text:span>fix nach 60 Sek</text:p>
        </text:list-item>
        <text:list-item>
          <text:p text:style-name="P377">Darstellung Wind <text:span text:style-name="T1">im Menue-Feld </text:span>nach rechts gerückt, damit keine Überschneidung mit dem Text stattfindet</text:p>
        </text:list-item>
        <text:list-item>
          <text:p text:style-name="P377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377">„The_Master_I2C_Init“ <text:span text:style-name="T2">Funktion wird nicht mehr gebraucht / gelöscht</text:span></text:p>
        </text:list-item>
        <text:list-item>
          <text:p text:style-name="P449">Neues Feld „HomePort_Elevation“</text:p>
        </text:list-item>
        <text:list-item>
          <text:p text:style-name="P449">neues Feld „Start-Zeit“</text:p>
        </text:list-item>
        <text:list-item>
          <text:p text:style-name="P449">neues Feld „Lande-Zeit“</text:p>
        </text:list-item>
        <text:list-item>
          <text:p text:style-name="P449">neues Feld „Flug_Dauer“</text:p>
        </text:list-item>
        <text:list-item>
          <text:p text:style-name="P449">neue Anzeige-Stubs in PrgVal.c dafür</text:p>
        </text:list-item>
        <text:list-item>
          <text:p text:style-name="P451">SD_Card_Lib.c : Mutex-Handling bei SD_Card_Give_Mutex korrigiert</text:p>
        </text:list-item>
        <text:list-item>
          <text:p text:style-name="P451">Generell : Portable_str… und Portable_mem… funktion durch die Original<text:span text:style-name="T20">e</text:span> ersetzt</text:p>
        </text:list-item>
        <text:list-item>
          <text:p text:style-name="P451">Handling von &lt;WakeIntvlImageBuilder&gt; in task_MMI.c geändert</text:p>
        </text:list-item>
        <text:list-item>
          <text:p text:style-name="P451">BuildVarioPage.c : Farbmanagement neu</text:p>
        </text:list-item>
        <text:list-item>
          <text:p text:style-name="P451">task_BackGround.c : Einbau der Funktion zum Reset der Config-Values</text:p>
        </text:list-item>
        <text:list-item>
          <text:p text:style-name="P451">task_CAN_Bus_Receiver : <text:span text:style-name="T4">Null-Setzung von Variablen, wenn keine Daten empfangen werden</text:span></text:p>
        </text:list-item>
        <text:list-item>
          <text:p text:style-name="P452">task_CAN_Data_Digester : </text:p>
          <text:list>
            <text:list-item>
              <text:p text:style-name="P453">take_off und landing detection überarbeitet</text:p>
            </text:list-item>
            <text:list-item>
              <text:p text:style-name="P453">Erfassung &lt;HomePort-Elevation&gt;</text:p>
            </text:list-item>
            <text:list-item>
              <text:p text:style-name="P453">Nullsetzung von Variablen wenn OnGround</text:p>
            </text:list-item>
            <text:list-item>
              <text:p text:style-name="P453">Start-, Lande- und Flugzeit-Errechung eingebaut</text:p>
            </text:list-item>
            <text:list-item>
              <text:p text:style-name="P453">Automatik zuer Erkennung des FlightStatus</text:p>
            </text:list-item>
          </text:list>
        </text:list-item>
        <text:list-item>
          <text:p text:style-name="P451">task_ImageBuilder : <text:span text:style-name="T4">smoothing verändert</text:span></text:p>
        </text:list-item>
        <text:list-item>
          <text:p text:style-name="P450">Resilienz gegen ReStart-in-the-Air, HomePort_Elevation bleibt jetzt bestehen (das war ein hartes Stück Arbeit)</text:p>
        </text:list-item>
      </text:list>
      <text:p text:style-name="P83"/>
      <text:p text:style-name="P83"/>
      <text:p text:style-name="P82">05.06.2021 Version &lt;<text:span text:style-name="T7">früher&gt;</text:span></text:p>
      <text:p text:style-name="P5"/>
      <text:p text:style-name="P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9T11:11:05.451000000</dc:date>
    <meta:editing-duration>PT11H48M16S</meta:editing-duration>
    <meta:editing-cycles>109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6" meta:paragraph-count="937" meta:word-count="6583" meta:character-count="48085" meta:non-whitespace-character-count="42745"/>
  </office:meta>
</office:document-meta>
</file>